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480000018EEE782C8311670A90.png" manifest:media-type="image/png"/>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4E0000011868156ADE56BC644C.png" manifest:media-type="image/png"/>
  <manifest:file-entry manifest:full-path="Pictures/1000020100000145000000BE409C285400A49342.png" manifest:media-type="image/png"/>
  <manifest:file-entry manifest:full-path="Pictures/100002010000013000000160D28D33D5D46BEC3B.png" manifest:media-type="image/png"/>
  <manifest:file-entry manifest:full-path="Pictures/10000201000000F40000015F43C29B52612E0763.png" manifest:media-type="image/png"/>
  <manifest:file-entry manifest:full-path="Pictures/10000201000002AA000002A4702C8E8A0933F077.png" manifest:media-type="image/png"/>
  <manifest:file-entry manifest:full-path="Pictures/100002010000010C000000BEC3E493EEDC3D49F8.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Table2" style:family="table">
      <style:table-properties style:width="8.251cm" table:align="margins"/>
    </style:style>
    <style:style style:name="Table2.A" style:family="table-column">
      <style:table-column-properties style:column-width="8.251cm" style:rel-column-width="65535*"/>
    </style:style>
    <style:style style:name="Table2.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paragraph-rsid="02d30076"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font-name="Seshat" fo:language="en" fo:country="US"/>
    </style:style>
    <style:style style:name="P7" style:family="paragraph" style:parent-style-name="Standard">
      <style:paragraph-properties fo:text-align="justify" style:justify-single-word="false"/>
      <style:text-properties style:font-name="Seshat" fo:language="en" fo:country="US" officeooo:paragraph-rsid="0096393e"/>
    </style:style>
    <style:style style:name="P8" style:family="paragraph" style:parent-style-name="Standard">
      <style:paragraph-properties fo:text-align="justify" style:justify-single-word="false"/>
      <style:text-properties style:font-name="Seshat" fo:language="en" fo:country="US" officeooo:paragraph-rsid="000f594f"/>
    </style:style>
    <style:style style:name="P9" style:family="paragraph" style:parent-style-name="Standard">
      <style:paragraph-properties fo:text-align="justify" style:justify-single-word="false"/>
      <style:text-properties style:font-name="Seshat" fo:language="en" fo:country="US" officeooo:paragraph-rsid="001e9f8c"/>
    </style:style>
    <style:style style:name="P10" style:family="paragraph" style:parent-style-name="Standard">
      <style:paragraph-properties fo:text-align="justify" style:justify-single-word="false"/>
      <style:text-properties style:font-name="Seshat" fo:language="en" fo:country="US" officeooo:paragraph-rsid="00907df8"/>
    </style:style>
    <style:style style:name="P11" style:family="paragraph" style:parent-style-name="Standard">
      <style:paragraph-properties fo:text-align="justify" style:justify-single-word="false"/>
      <style:text-properties style:font-name="Seshat" fo:language="en" fo:country="US" officeooo:paragraph-rsid="0096364a"/>
    </style:style>
    <style:style style:name="P12" style:family="paragraph" style:parent-style-name="Standard">
      <style:paragraph-properties fo:text-align="justify" style:justify-single-word="false"/>
      <style:text-properties style:font-name="Seshat" fo:language="en" fo:country="US" officeooo:paragraph-rsid="001a7d82"/>
    </style:style>
    <style:style style:name="P13" style:family="paragraph" style:parent-style-name="Standard">
      <style:paragraph-properties fo:text-align="justify" style:justify-single-word="false"/>
      <style:text-properties style:font-name="Seshat" fo:language="en" fo:country="US" officeooo:paragraph-rsid="003268bb"/>
    </style:style>
    <style:style style:name="P14" style:family="paragraph" style:parent-style-name="Standard">
      <style:paragraph-properties fo:text-align="justify" style:justify-single-word="false"/>
      <style:text-properties style:font-name="Seshat" fo:language="en" fo:country="US" officeooo:paragraph-rsid="0104bac0"/>
    </style:style>
    <style:style style:name="P15" style:family="paragraph" style:parent-style-name="Standard">
      <style:paragraph-properties fo:text-align="justify" style:justify-single-word="false"/>
      <style:text-properties style:font-name="Seshat" fo:language="en" fo:country="US" officeooo:paragraph-rsid="0135a83c"/>
    </style:style>
    <style:style style:name="P16" style:family="paragraph" style:parent-style-name="Standard">
      <style:paragraph-properties fo:text-align="justify" style:justify-single-word="false"/>
      <style:text-properties style:font-name="Seshat" fo:language="en" fo:country="US" officeooo:paragraph-rsid="014212cc"/>
    </style:style>
    <style:style style:name="P17" style:family="paragraph" style:parent-style-name="Standard">
      <style:paragraph-properties fo:text-align="justify" style:justify-single-word="false"/>
      <style:text-properties style:font-name="Seshat" fo:language="en" fo:country="US" officeooo:paragraph-rsid="014adcb7"/>
    </style:style>
    <style:style style:name="P18" style:family="paragraph" style:parent-style-name="Standard">
      <style:paragraph-properties fo:text-align="justify" style:justify-single-word="false"/>
      <style:text-properties style:font-name="Seshat" fo:language="en" fo:country="US" officeooo:paragraph-rsid="0030f0fa"/>
    </style:style>
    <style:style style:name="P19" style:family="paragraph" style:parent-style-name="Standard">
      <style:paragraph-properties fo:text-align="justify" style:justify-single-word="false"/>
      <style:text-properties style:font-name="Seshat" fo:language="en" fo:country="US" officeooo:paragraph-rsid="01184134"/>
    </style:style>
    <style:style style:name="P20" style:family="paragraph" style:parent-style-name="Standard">
      <style:paragraph-properties fo:text-align="justify" style:justify-single-word="false"/>
      <style:text-properties style:font-name="Seshat" fo:language="en" fo:country="US" officeooo:paragraph-rsid="01af6c8d"/>
    </style:style>
    <style:style style:name="P21" style:family="paragraph" style:parent-style-name="Standard">
      <style:paragraph-properties fo:text-align="justify" style:justify-single-word="false"/>
      <style:text-properties style:font-name="Seshat" fo:language="en" fo:country="US" officeooo:paragraph-rsid="002ad837"/>
    </style:style>
    <style:style style:name="P22" style:family="paragraph" style:parent-style-name="Standard">
      <style:paragraph-properties fo:text-align="justify" style:justify-single-word="false"/>
      <style:text-properties style:font-name="Seshat" fo:language="en" fo:country="US" officeooo:paragraph-rsid="0143575d"/>
    </style:style>
    <style:style style:name="P23" style:family="paragraph" style:parent-style-name="Standard">
      <style:paragraph-properties fo:text-align="justify" style:justify-single-word="false"/>
      <style:text-properties style:font-name="Seshat" fo:language="en" fo:country="US" officeooo:paragraph-rsid="00e59ee8"/>
    </style:style>
    <style:style style:name="P24" style:family="paragraph" style:parent-style-name="Standard">
      <style:paragraph-properties fo:text-align="justify" style:justify-single-word="false"/>
      <style:text-properties style:font-name="Seshat" fo:language="en" fo:country="US" officeooo:paragraph-rsid="00e1cf2e"/>
    </style:style>
    <style:style style:name="P25" style:family="paragraph" style:parent-style-name="Standard">
      <style:paragraph-properties fo:text-align="justify" style:justify-single-word="false"/>
      <style:text-properties style:font-name="Seshat" fo:language="en" fo:country="US" officeooo:paragraph-rsid="024749dc"/>
    </style:style>
    <style:style style:name="P26" style:family="paragraph" style:parent-style-name="Standard">
      <style:paragraph-properties fo:text-align="justify" style:justify-single-word="false"/>
      <style:text-properties style:font-name="Seshat" fo:language="en" fo:country="US" officeooo:paragraph-rsid="024dc2cb"/>
    </style:style>
    <style:style style:name="P27" style:family="paragraph" style:parent-style-name="Standard">
      <style:paragraph-properties fo:text-align="justify" style:justify-single-word="false"/>
      <style:text-properties style:font-name="Seshat" fo:language="en" fo:country="US" officeooo:paragraph-rsid="0275ca28"/>
    </style:style>
    <style:style style:name="P28" style:family="paragraph" style:parent-style-name="Standard">
      <style:paragraph-properties fo:text-align="justify" style:justify-single-word="false"/>
      <style:text-properties style:font-name="Seshat" fo:language="en" fo:country="US" officeooo:paragraph-rsid="027e606e"/>
    </style:style>
    <style:style style:name="P29" style:family="paragraph" style:parent-style-name="Standard">
      <style:paragraph-properties fo:text-align="justify" style:justify-single-word="false"/>
      <style:text-properties style:font-name="Seshat" fo:language="en" fo:country="US" officeooo:paragraph-rsid="0028ed02"/>
    </style:style>
    <style:style style:name="P30" style:family="paragraph" style:parent-style-name="Standard">
      <style:paragraph-properties fo:text-align="justify" style:justify-single-word="false"/>
      <style:text-properties style:font-name="Seshat" fo:language="en" fo:country="US" officeooo:paragraph-rsid="021bbb41"/>
    </style:style>
    <style:style style:name="P31" style:family="paragraph" style:parent-style-name="Standard">
      <style:paragraph-properties fo:text-align="justify" style:justify-single-word="false"/>
      <style:text-properties style:font-name="Seshat" fo:language="en" fo:country="US" officeooo:paragraph-rsid="02b4cdaf"/>
    </style:style>
    <style:style style:name="P32" style:family="paragraph" style:parent-style-name="Standard">
      <style:paragraph-properties fo:text-align="justify" style:justify-single-word="false"/>
      <style:text-properties style:font-name="Seshat" fo:language="en" fo:country="US" officeooo:paragraph-rsid="02c37441"/>
    </style:style>
    <style:style style:name="P33" style:family="paragraph" style:parent-style-name="Standard">
      <style:paragraph-properties fo:text-align="justify" style:justify-single-word="false"/>
      <style:text-properties style:font-name="Seshat" fo:language="en" fo:country="US" officeooo:paragraph-rsid="02aedc78"/>
    </style:style>
    <style:style style:name="P34" style:family="paragraph" style:parent-style-name="Standard">
      <style:paragraph-properties fo:text-align="justify" style:justify-single-word="false"/>
      <style:text-properties style:font-name="Seshat" fo:language="en" fo:country="US" officeooo:paragraph-rsid="02542c0a"/>
    </style:style>
    <style:style style:name="P35" style:family="paragraph" style:parent-style-name="Standard">
      <style:paragraph-properties fo:text-align="justify" style:justify-single-word="false"/>
      <style:text-properties style:font-name="Seshat" fo:language="en" fo:country="US" officeooo:rsid="012fbc8d" officeooo:paragraph-rsid="0135a83c"/>
    </style:style>
    <style:style style:name="P36" style:family="paragraph" style:parent-style-name="Standard">
      <style:paragraph-properties fo:text-align="justify" style:justify-single-word="false"/>
      <style:text-properties style:font-name="Seshat" fo:language="en" fo:country="US" officeooo:rsid="012fbc8d" officeooo:paragraph-rsid="014212cc"/>
    </style:style>
    <style:style style:name="P37" style:family="paragraph" style:parent-style-name="Standard">
      <style:paragraph-properties fo:text-align="justify" style:justify-single-word="false"/>
      <style:text-properties style:font-name="Seshat" fo:language="en" fo:country="US" officeooo:rsid="01320d3b" officeooo:paragraph-rsid="0135a83c"/>
    </style:style>
    <style:style style:name="P38"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39" style:family="paragraph" style:parent-style-name="Standard">
      <style:paragraph-properties fo:text-align="justify" style:justify-single-word="false"/>
      <style:text-properties style:font-name="Seshat" fo:language="en" fo:country="US" fo:font-weight="bold" officeooo:paragraph-rsid="0243fdf1" style:font-weight-asian="bold" style:font-weight-complex="bold"/>
    </style:style>
    <style:style style:name="P40" style:family="paragraph" style:parent-style-name="Standard">
      <style:paragraph-properties fo:text-align="justify" style:justify-single-word="false"/>
      <style:text-properties style:font-name="Seshat" fo:language="en" fo:country="US" fo:font-weight="bold" officeooo:rsid="01339388" officeooo:paragraph-rsid="0217b915" style:font-weight-asian="bold" style:font-weight-complex="bold"/>
    </style:style>
    <style:style style:name="P41" style:family="paragraph" style:parent-style-name="Standard">
      <style:paragraph-properties fo:text-align="justify" style:justify-single-word="false"/>
      <style:text-properties style:font-name="Seshat" fo:language="en" fo:country="US" fo:font-weight="bold" officeooo:rsid="021bbb41" officeooo:paragraph-rsid="021bbb41" style:font-weight-asian="bold" style:font-weight-complex="bold"/>
    </style:style>
    <style:style style:name="P42" style:family="paragraph" style:parent-style-name="Standard">
      <style:paragraph-properties fo:text-align="justify" style:justify-single-word="false"/>
      <style:text-properties style:font-name="Seshat" fo:language="en" fo:country="US" officeooo:rsid="01eda86f" officeooo:paragraph-rsid="01eda86f"/>
    </style:style>
    <style:style style:name="P43" style:family="paragraph" style:parent-style-name="Standard">
      <style:paragraph-properties fo:text-align="justify" style:justify-single-word="false"/>
      <style:text-properties style:font-name="Seshat" fo:language="en" fo:country="US" officeooo:rsid="01f4b5d7" officeooo:paragraph-rsid="01f4b5d7"/>
    </style:style>
    <style:style style:name="P44" style:family="paragraph" style:parent-style-name="Standard">
      <style:paragraph-properties fo:text-align="justify" style:justify-single-word="false"/>
      <style:text-properties style:font-name="Seshat" fo:language="en" fo:country="US" officeooo:rsid="01fdd0bc" officeooo:paragraph-rsid="01fdd0bc"/>
    </style:style>
    <style:style style:name="P45"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46" style:family="paragraph" style:parent-style-name="Standard">
      <style:paragraph-properties fo:text-align="justify" style:justify-single-word="false"/>
      <style:text-properties style:font-name="Seshat" fo:language="en" fo:country="US" officeooo:rsid="01339388" officeooo:paragraph-rsid="0217b915"/>
    </style:style>
    <style:style style:name="P47" style:family="paragraph" style:parent-style-name="Standard">
      <style:paragraph-properties fo:text-align="justify" style:justify-single-word="false"/>
      <style:text-properties style:font-name="Seshat" fo:language="en" fo:country="US" officeooo:rsid="0243fdf1" officeooo:paragraph-rsid="0243fdf1"/>
    </style:style>
    <style:style style:name="P48" style:family="paragraph" style:parent-style-name="Standard">
      <style:paragraph-properties fo:text-align="justify" style:justify-single-word="false"/>
      <style:text-properties style:font-name="Seshat" fo:language="en" fo:country="US" officeooo:rsid="027d590e" officeooo:paragraph-rsid="02a989bd"/>
    </style:style>
    <style:style style:name="P49" style:family="paragraph" style:parent-style-name="Standard">
      <style:paragraph-properties fo:text-align="justify" style:justify-single-word="false"/>
      <style:text-properties style:font-name="Seshat" fo:language="en" fo:country="US" style:text-underline-style="solid" style:text-underline-width="auto" style:text-underline-color="font-color" fo:font-weight="bold" officeooo:rsid="027de21d" officeooo:paragraph-rsid="02a9c941" style:font-weight-asian="bold" style:font-weight-complex="bold"/>
    </style:style>
    <style:style style:name="P50"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51" style:family="paragraph" style:parent-style-name="Standard">
      <style:paragraph-properties fo:text-align="justify" style:justify-single-word="false"/>
      <style:text-properties style:font-name="Seshat" fo:font-size="12pt" fo:language="en" fo:country="US" fo:font-weight="bold" officeooo:rsid="000ae6ee" officeooo:paragraph-rsid="01d50491" style:font-size-asian="10.5pt" style:font-weight-asian="bold" style:font-size-complex="12pt" style:font-weight-complex="bold"/>
    </style:style>
    <style:style style:name="P52"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Seshat" fo:font-size="12pt" fo:language="en" fo:country="US" fo:font-weight="normal" officeooo:rsid="027e606e" officeooo:paragraph-rsid="027e606e"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57"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58"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59"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60" style:family="paragraph" style:parent-style-name="Standard">
      <style:paragraph-properties fo:text-align="justify" style:justify-single-word="false"/>
      <style:text-properties style:font-name="Seshat" fo:font-size="14pt" fo:language="en" fo:country="US" fo:font-weight="bold" officeooo:paragraph-rsid="022444a2" style:font-size-asian="14pt" style:font-weight-asian="bold" style:font-size-complex="14pt" style:font-weight-complex="bold"/>
    </style:style>
    <style:style style:name="P61"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62"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63"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64"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65"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66" style:family="paragraph" style:parent-style-name="Standard">
      <style:paragraph-properties fo:text-align="justify" style:justify-single-word="false"/>
      <style:text-properties style:font-name="Seshat" fo:font-size="14pt" fo:language="en" fo:country="US" fo:font-weight="bold" officeooo:rsid="02542c0a" officeooo:paragraph-rsid="02542c0a" style:font-size-asian="14pt" style:font-weight-asian="bold" style:font-size-complex="14pt" style:font-weight-complex="bold"/>
    </style:style>
    <style:style style:name="P67" style:family="paragraph" style:parent-style-name="Standard">
      <style:paragraph-properties fo:text-align="justify" style:justify-single-word="false"/>
      <style:text-properties style:font-name="Seshat" fo:font-size="14pt" fo:language="en" fo:country="US" fo:font-weight="bold" officeooo:rsid="027e606e" officeooo:paragraph-rsid="027e606e"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69"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70"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71"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P72" style:family="paragraph" style:parent-style-name="Standard">
      <style:paragraph-properties fo:text-align="justify" style:justify-single-word="false"/>
      <style:text-properties style:font-name="Seshat" fo:font-size="6pt" fo:language="en" fo:country="US" officeooo:paragraph-rsid="02542c0a" style:font-size-asian="5.25pt" style:font-size-complex="6pt"/>
    </style:style>
    <style:style style:name="P73" style:family="paragraph" style:parent-style-name="Standard">
      <style:paragraph-properties fo:text-align="justify" style:justify-single-word="false"/>
      <style:text-properties style:font-name="Seshat" fo:font-size="6pt" fo:language="en" fo:country="US" officeooo:paragraph-rsid="027e606e" style:font-size-asian="5.25pt" style:font-size-complex="6pt"/>
    </style:style>
    <style:style style:name="P74"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75"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76"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77"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78"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79"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80"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81"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82" style:family="paragraph" style:parent-style-name="Standard">
      <style:paragraph-properties fo:text-align="justify" style:justify-single-word="false"/>
      <style:text-properties style:font-name="Seshat" fo:font-size="6pt" fo:language="en" fo:country="US" officeooo:rsid="01dbe143" officeooo:paragraph-rsid="01dbe143" style:font-size-asian="6pt" style:font-size-complex="6pt"/>
    </style:style>
    <style:style style:name="P83"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84"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85" style:family="paragraph" style:parent-style-name="Standard">
      <style:paragraph-properties fo:text-align="justify" style:justify-single-word="false"/>
      <style:text-properties style:font-name="Seshat" officeooo:paragraph-rsid="01edbe7f"/>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cd039" style:font-size-asian="14pt" style:font-weight-asian="bold" style:font-size-complex="14pt" style:font-weight-complex="bold"/>
    </style:style>
    <style:style style:name="T6" style:family="text">
      <style:text-properties fo:font-size="14pt" fo:font-weight="bold" officeooo:rsid="002ad837" style:font-size-asian="14pt" style:font-weight-asian="bold" style:font-size-complex="14pt" style:font-weight-complex="bold"/>
    </style:style>
    <style:style style:name="T7" style:family="text">
      <style:text-properties fo:font-size="14pt" fo:font-weight="bold" officeooo:rsid="0091b741" style:font-size-asian="14pt" style:font-weight-asian="bold" style:font-size-complex="14pt" style:font-weight-complex="bold"/>
    </style:style>
    <style:style style:name="T8" style:family="text">
      <style:text-properties fo:font-size="14pt" fo:font-weight="bold" officeooo:rsid="020367a2" style:font-size-asian="14pt" style:font-weight-asian="bold" style:font-size-complex="14pt" style:font-weight-complex="bold"/>
    </style:style>
    <style:style style:name="T9" style:family="text">
      <style:text-properties fo:font-size="14pt" fo:font-weight="bold" officeooo:rsid="02053ee2" style:font-size-asian="14pt" style:font-weight-asian="bold" style:font-size-complex="14pt" style:font-weight-complex="bold"/>
    </style:style>
    <style:style style:name="T10" style:family="text">
      <style:text-properties officeooo:rsid="000b356b"/>
    </style:style>
    <style:style style:name="T11" style:family="text">
      <style:text-properties fo:font-weight="bold" style:font-weight-asian="bold" style:font-weight-complex="bold"/>
    </style:style>
    <style:style style:name="T12" style:family="text">
      <style:text-properties fo:font-weight="bold" officeooo:rsid="0021d9c4" style:font-weight-asian="bold" style:font-weight-complex="bold"/>
    </style:style>
    <style:style style:name="T13" style:family="text">
      <style:text-properties fo:font-weight="bold" officeooo:rsid="00221d56" style:font-weight-asian="bold" style:font-weight-complex="bold"/>
    </style:style>
    <style:style style:name="T14" style:family="text">
      <style:text-properties fo:font-weight="bold" officeooo:rsid="002b2e82" style:font-weight-asian="bold" style:font-weight-complex="bold"/>
    </style:style>
    <style:style style:name="T15" style:family="text">
      <style:text-properties fo:font-weight="bold" officeooo:rsid="002ca78d" style:font-weight-asian="bold" style:font-weight-complex="bold"/>
    </style:style>
    <style:style style:name="T16" style:family="text">
      <style:text-properties fo:font-weight="bold" officeooo:rsid="002e20ab" style:font-weight-asian="bold" style:font-weight-complex="bold"/>
    </style:style>
    <style:style style:name="T17" style:family="text">
      <style:text-properties fo:font-weight="bold" officeooo:rsid="002f8f5d" style:font-weight-asian="bold" style:font-weight-complex="bold"/>
    </style:style>
    <style:style style:name="T18" style:family="text">
      <style:text-properties fo:font-weight="bold" officeooo:rsid="0034bcc4" style:font-weight-asian="bold" style:font-weight-complex="bold"/>
    </style:style>
    <style:style style:name="T19" style:family="text">
      <style:text-properties fo:font-weight="bold" officeooo:rsid="00358024" style:font-weight-asian="bold" style:font-weight-complex="bold"/>
    </style:style>
    <style:style style:name="T20" style:family="text">
      <style:text-properties fo:font-weight="bold" officeooo:rsid="003a659a" style:font-weight-asian="bold" style:font-weight-complex="bold"/>
    </style:style>
    <style:style style:name="T21" style:family="text">
      <style:text-properties fo:font-weight="bold" officeooo:rsid="003aa7c5" style:font-weight-asian="bold" style:font-weight-complex="bold"/>
    </style:style>
    <style:style style:name="T22" style:family="text">
      <style:text-properties fo:font-weight="bold" officeooo:rsid="003cc40d" style:font-weight-asian="bold" style:font-weight-complex="bold"/>
    </style:style>
    <style:style style:name="T23" style:family="text">
      <style:text-properties fo:font-weight="bold" officeooo:rsid="003ef3b9" style:font-weight-asian="bold" style:font-weight-complex="bold"/>
    </style:style>
    <style:style style:name="T24" style:family="text">
      <style:text-properties fo:font-weight="bold" officeooo:rsid="004fa977" style:font-weight-asian="bold" style:font-weight-complex="bold"/>
    </style:style>
    <style:style style:name="T25" style:family="text">
      <style:text-properties fo:font-weight="bold" officeooo:rsid="00583653" style:font-weight-asian="bold" style:font-weight-complex="bold"/>
    </style:style>
    <style:style style:name="T26" style:family="text">
      <style:text-properties fo:font-weight="bold" officeooo:rsid="00622a25" style:font-weight-asian="bold" style:font-weight-complex="bold"/>
    </style:style>
    <style:style style:name="T27" style:family="text">
      <style:text-properties fo:font-weight="bold" officeooo:rsid="0066e1ad" style:font-weight-asian="bold" style:font-weight-complex="bold"/>
    </style:style>
    <style:style style:name="T28" style:family="text">
      <style:text-properties fo:font-weight="bold" officeooo:rsid="0068c085" style:font-weight-asian="bold" style:font-weight-complex="bold"/>
    </style:style>
    <style:style style:name="T29" style:family="text">
      <style:text-properties fo:font-weight="bold" officeooo:rsid="00707d00" style:font-weight-asian="bold" style:font-weight-complex="bold"/>
    </style:style>
    <style:style style:name="T30" style:family="text">
      <style:text-properties fo:font-weight="bold" officeooo:rsid="0096364a" style:font-weight-asian="bold" style:font-weight-complex="bold"/>
    </style:style>
    <style:style style:name="T31" style:family="text">
      <style:text-properties fo:font-weight="bold" officeooo:rsid="00de1acc" style:font-weight-asian="bold" style:font-weight-complex="bold"/>
    </style:style>
    <style:style style:name="T32" style:family="text">
      <style:text-properties fo:font-weight="bold" officeooo:rsid="00de8734" style:font-weight-asian="bold" style:font-weight-complex="bold"/>
    </style:style>
    <style:style style:name="T33" style:family="text">
      <style:text-properties fo:font-weight="bold" officeooo:rsid="00e0b8ef" style:font-weight-asian="bold" style:font-weight-complex="bold"/>
    </style:style>
    <style:style style:name="T34" style:family="text">
      <style:text-properties fo:font-weight="bold" officeooo:rsid="00e1cf2e" style:font-weight-asian="bold" style:font-weight-complex="bold"/>
    </style:style>
    <style:style style:name="T35" style:family="text">
      <style:text-properties fo:font-weight="bold" officeooo:rsid="00eacacd" style:font-weight-asian="bold" style:font-weight-complex="bold"/>
    </style:style>
    <style:style style:name="T36" style:family="text">
      <style:text-properties fo:font-weight="bold" officeooo:rsid="00ef6766" style:font-weight-asian="bold" style:font-weight-complex="bold"/>
    </style:style>
    <style:style style:name="T37" style:family="text">
      <style:text-properties fo:font-weight="bold" officeooo:rsid="00f8b7ab" style:font-weight-asian="bold" style:font-weight-complex="bold"/>
    </style:style>
    <style:style style:name="T38" style:family="text">
      <style:text-properties fo:font-weight="bold" officeooo:rsid="01061ab4" style:font-weight-asian="bold" style:font-weight-complex="bold"/>
    </style:style>
    <style:style style:name="T39" style:family="text">
      <style:text-properties fo:font-weight="bold" officeooo:rsid="0107a76a" style:font-weight-asian="bold" style:font-weight-complex="bold"/>
    </style:style>
    <style:style style:name="T40" style:family="text">
      <style:text-properties fo:font-weight="bold" officeooo:rsid="010a8d14" style:font-weight-asian="bold" style:font-weight-complex="bold"/>
    </style:style>
    <style:style style:name="T41" style:family="text">
      <style:text-properties fo:font-weight="bold" officeooo:rsid="010dd805" style:font-weight-asian="bold" style:font-weight-complex="bold"/>
    </style:style>
    <style:style style:name="T42" style:family="text">
      <style:text-properties fo:font-weight="bold" officeooo:rsid="010ed4b8" style:font-weight-asian="bold" style:font-weight-complex="bold"/>
    </style:style>
    <style:style style:name="T43" style:family="text">
      <style:text-properties fo:font-weight="bold" officeooo:rsid="01128521" style:font-weight-asian="bold" style:font-weight-complex="bold"/>
    </style:style>
    <style:style style:name="T44" style:family="text">
      <style:text-properties fo:font-weight="bold" officeooo:rsid="0113dbab" style:font-weight-asian="bold" style:font-weight-complex="bold"/>
    </style:style>
    <style:style style:name="T45" style:family="text">
      <style:text-properties fo:font-weight="bold" officeooo:rsid="0122c7b3" style:font-weight-asian="bold" style:font-weight-complex="bold"/>
    </style:style>
    <style:style style:name="T46" style:family="text">
      <style:text-properties fo:font-weight="bold" officeooo:rsid="012fbc8d" style:font-weight-asian="bold" style:font-weight-complex="bold"/>
    </style:style>
    <style:style style:name="T47" style:family="text">
      <style:text-properties fo:font-weight="bold" officeooo:rsid="0143575d" style:font-weight-asian="bold" style:font-weight-complex="bold"/>
    </style:style>
    <style:style style:name="T48" style:family="text">
      <style:text-properties fo:font-weight="bold" officeooo:rsid="0146dcb8" style:font-weight-asian="bold" style:font-weight-complex="bold"/>
    </style:style>
    <style:style style:name="T49" style:family="text">
      <style:text-properties fo:font-weight="bold" officeooo:rsid="014a452e" style:font-weight-asian="bold" style:font-weight-complex="bold"/>
    </style:style>
    <style:style style:name="T50" style:family="text">
      <style:text-properties fo:font-weight="bold" officeooo:rsid="0167463e" style:font-weight-asian="bold" style:font-weight-complex="bold"/>
    </style:style>
    <style:style style:name="T51" style:family="text">
      <style:text-properties fo:font-weight="bold" officeooo:rsid="0169cf18" style:font-weight-asian="bold" style:font-weight-complex="bold"/>
    </style:style>
    <style:style style:name="T52" style:family="text">
      <style:text-properties fo:font-weight="bold" officeooo:rsid="016af6c6" style:font-weight-asian="bold" style:font-weight-complex="bold"/>
    </style:style>
    <style:style style:name="T53" style:family="text">
      <style:text-properties fo:font-weight="bold" officeooo:rsid="016cc019" style:font-weight-asian="bold" style:font-weight-complex="bold"/>
    </style:style>
    <style:style style:name="T54" style:family="text">
      <style:text-properties fo:font-weight="bold" officeooo:rsid="016d075d" style:font-weight-asian="bold" style:font-weight-complex="bold"/>
    </style:style>
    <style:style style:name="T55" style:family="text">
      <style:text-properties fo:font-weight="bold" officeooo:rsid="0172768a" style:font-weight-asian="bold" style:font-weight-complex="bold"/>
    </style:style>
    <style:style style:name="T56" style:family="text">
      <style:text-properties fo:font-weight="bold" officeooo:rsid="017ffefd" style:font-weight-asian="bold" style:font-weight-complex="bold"/>
    </style:style>
    <style:style style:name="T57" style:family="text">
      <style:text-properties fo:font-weight="bold" officeooo:rsid="0181d06e" style:font-weight-asian="bold" style:font-weight-complex="bold"/>
    </style:style>
    <style:style style:name="T58" style:family="text">
      <style:text-properties fo:font-weight="bold" officeooo:rsid="01cb82aa" style:font-weight-asian="bold" style:font-weight-complex="bold"/>
    </style:style>
    <style:style style:name="T59" style:family="text">
      <style:text-properties fo:font-weight="bold" officeooo:rsid="01d5a8fd" style:font-weight-asian="bold" style:font-weight-complex="bold"/>
    </style:style>
    <style:style style:name="T60" style:family="text">
      <style:text-properties fo:font-weight="bold" officeooo:rsid="01fa6d3e" style:font-weight-asian="bold" style:font-weight-complex="bold"/>
    </style:style>
    <style:style style:name="T61" style:family="text">
      <style:text-properties fo:font-weight="bold" officeooo:rsid="021bbb41" style:font-weight-asian="bold" style:font-weight-complex="bold"/>
    </style:style>
    <style:style style:name="T62" style:family="text">
      <style:text-properties fo:font-weight="bold" officeooo:rsid="021c158a" style:font-weight-asian="bold" style:font-weight-complex="bold"/>
    </style:style>
    <style:style style:name="T63" style:family="text">
      <style:text-properties fo:font-weight="bold" officeooo:rsid="0224b878" style:font-weight-asian="bold" style:font-weight-complex="bold"/>
    </style:style>
    <style:style style:name="T64" style:family="text">
      <style:text-properties fo:font-weight="bold" officeooo:rsid="0227f3a3" style:font-weight-asian="bold" style:font-weight-complex="bold"/>
    </style:style>
    <style:style style:name="T65" style:family="text">
      <style:text-properties fo:font-weight="bold" officeooo:rsid="02292df2" style:font-weight-asian="bold" style:font-weight-complex="bold"/>
    </style:style>
    <style:style style:name="T66" style:family="text">
      <style:text-properties fo:font-weight="bold" officeooo:rsid="024749dc" style:font-weight-asian="bold" style:font-weight-complex="bold"/>
    </style:style>
    <style:style style:name="T67" style:family="text">
      <style:text-properties fo:font-weight="bold" officeooo:rsid="02487c59" style:font-weight-asian="bold" style:font-weight-complex="bold"/>
    </style:style>
    <style:style style:name="T68" style:family="text">
      <style:text-properties fo:font-weight="bold" officeooo:rsid="024c618f" style:font-weight-asian="bold" style:font-weight-complex="bold"/>
    </style:style>
    <style:style style:name="T69" style:family="text">
      <style:text-properties fo:font-weight="bold" officeooo:rsid="024dc2cb" style:font-weight-asian="bold" style:font-weight-complex="bold"/>
    </style:style>
    <style:style style:name="T70" style:family="text">
      <style:text-properties fo:font-weight="bold" officeooo:rsid="02558cb5" style:font-weight-asian="bold" style:font-weight-complex="bold"/>
    </style:style>
    <style:style style:name="T71" style:family="text">
      <style:text-properties fo:font-weight="bold" officeooo:rsid="0255d25f" style:font-weight-asian="bold" style:font-weight-complex="bold"/>
    </style:style>
    <style:style style:name="T72" style:family="text">
      <style:text-properties fo:font-weight="bold" officeooo:rsid="025d9e18" style:font-weight-asian="bold" style:font-weight-complex="bold"/>
    </style:style>
    <style:style style:name="T73" style:family="text">
      <style:text-properties fo:font-weight="bold" officeooo:rsid="02660778" style:font-weight-asian="bold" style:font-weight-complex="bold"/>
    </style:style>
    <style:style style:name="T74" style:family="text">
      <style:text-properties fo:font-weight="bold" officeooo:rsid="026e1871" style:font-weight-asian="bold" style:font-weight-complex="bold"/>
    </style:style>
    <style:style style:name="T75" style:family="text">
      <style:text-properties fo:font-weight="bold" officeooo:rsid="0275ca28" style:font-weight-asian="bold" style:font-weight-complex="bold"/>
    </style:style>
    <style:style style:name="T76" style:family="text">
      <style:text-properties fo:font-weight="bold" officeooo:rsid="02775d41" style:font-weight-asian="bold" style:font-weight-complex="bold"/>
    </style:style>
    <style:style style:name="T77" style:family="text">
      <style:text-properties fo:font-weight="bold" officeooo:rsid="0277f151" style:font-weight-asian="bold" style:font-weight-complex="bold"/>
    </style:style>
    <style:style style:name="T78" style:family="text">
      <style:text-properties fo:font-weight="bold" officeooo:rsid="02793979" style:font-weight-asian="bold" style:font-weight-complex="bold"/>
    </style:style>
    <style:style style:name="T79" style:family="text">
      <style:text-properties fo:font-weight="bold" officeooo:rsid="027c195e" style:font-weight-asian="bold" style:font-weight-complex="bold"/>
    </style:style>
    <style:style style:name="T80" style:family="text">
      <style:text-properties fo:font-weight="bold" officeooo:rsid="0280e93f" style:font-weight-asian="bold" style:font-weight-complex="bold"/>
    </style:style>
    <style:style style:name="T81" style:family="text">
      <style:text-properties fo:font-weight="bold" officeooo:rsid="02848fb4" style:font-weight-asian="bold" style:font-weight-complex="bold"/>
    </style:style>
    <style:style style:name="T82" style:family="text">
      <style:text-properties fo:font-weight="bold" officeooo:rsid="02940931" style:font-weight-asian="bold" style:font-weight-complex="bold"/>
    </style:style>
    <style:style style:name="T83" style:family="text">
      <style:text-properties fo:font-weight="bold" officeooo:rsid="02962854" style:font-weight-asian="bold" style:font-weight-complex="bold"/>
    </style:style>
    <style:style style:name="T84" style:family="text">
      <style:text-properties fo:font-weight="bold" officeooo:rsid="027de21d" style:font-weight-asian="bold" style:font-weight-complex="bold"/>
    </style:style>
    <style:style style:name="T85" style:family="text">
      <style:text-properties fo:font-weight="bold" officeooo:rsid="02d3b545" style:font-weight-asian="bold" style:font-weight-complex="bold"/>
    </style:style>
    <style:style style:name="T86" style:family="text">
      <style:text-properties fo:font-weight="bold" officeooo:rsid="02d42d96" style:font-weight-asian="bold" style:font-weight-complex="bold"/>
    </style:style>
    <style:style style:name="T87" style:family="text">
      <style:text-properties style:text-underline-style="solid" style:text-underline-width="auto" style:text-underline-color="font-color"/>
    </style:style>
    <style:style style:name="T88" style:family="text">
      <style:text-properties style:text-underline-style="solid" style:text-underline-width="auto" style:text-underline-color="font-color" fo:font-weight="bold" style:font-weight-asian="bold" style:font-weight-complex="bold"/>
    </style:style>
    <style:style style:name="T89" style:family="text">
      <style:text-properties style:text-underline-style="solid" style:text-underline-width="auto" style:text-underline-color="font-color" fo:font-weight="bold" officeooo:rsid="01159ae2" style:font-weight-asian="bold" style:font-weight-complex="bold"/>
    </style:style>
    <style:style style:name="T90" style:family="text">
      <style:text-properties style:text-underline-style="solid" style:text-underline-width="auto" style:text-underline-color="font-color" fo:font-weight="bold" officeooo:rsid="011756d5" style:font-weight-asian="bold" style:font-weight-complex="bold"/>
    </style:style>
    <style:style style:name="T91" style:family="text">
      <style:text-properties style:text-underline-style="solid" style:text-underline-width="auto" style:text-underline-color="font-color" fo:font-weight="bold" officeooo:rsid="011bb997" style:font-weight-asian="bold" style:font-weight-complex="bold"/>
    </style:style>
    <style:style style:name="T92" style:family="text">
      <style:text-properties style:text-underline-style="solid" style:text-underline-width="auto" style:text-underline-color="font-color" fo:font-weight="bold" officeooo:rsid="014212cc" style:font-weight-asian="bold" style:font-weight-complex="bold"/>
    </style:style>
    <style:style style:name="T93" style:family="text">
      <style:text-properties style:text-underline-style="solid" style:text-underline-width="auto" style:text-underline-color="font-color" fo:font-weight="bold" officeooo:rsid="0143575d" style:font-weight-asian="bold" style:font-weight-complex="bold"/>
    </style:style>
    <style:style style:name="T94" style:family="text">
      <style:text-properties style:text-underline-style="solid" style:text-underline-width="auto" style:text-underline-color="font-color" fo:font-weight="bold" officeooo:rsid="020e9e10" style:font-weight-asian="bold" style:font-weight-complex="bold"/>
    </style:style>
    <style:style style:name="T95" style:family="text">
      <style:text-properties style:text-underline-style="solid" style:text-underline-width="auto" style:text-underline-color="font-color" fo:font-weight="bold" officeooo:rsid="02103fdf" style:font-weight-asian="bold" style:font-weight-complex="bold"/>
    </style:style>
    <style:style style:name="T96" style:family="text">
      <style:text-properties style:text-underline-style="solid" style:text-underline-width="auto" style:text-underline-color="font-color" fo:font-weight="bold" officeooo:rsid="0210ac21" style:font-weight-asian="bold" style:font-weight-complex="bold"/>
    </style:style>
    <style:style style:name="T97" style:family="text">
      <style:text-properties style:text-underline-style="solid" style:text-underline-width="auto" style:text-underline-color="font-color" fo:font-weight="bold" officeooo:rsid="0244624f" style:font-weight-asian="bold" style:font-weight-complex="bold"/>
    </style:style>
    <style:style style:name="T98" style:family="text">
      <style:text-properties style:text-underline-style="solid" style:text-underline-width="auto" style:text-underline-color="font-color" fo:font-weight="bold" officeooo:rsid="0257e309" style:font-weight-asian="bold" style:font-weight-complex="bold"/>
    </style:style>
    <style:style style:name="T99" style:family="text">
      <style:text-properties style:text-underline-style="solid" style:text-underline-width="auto" style:text-underline-color="font-color" fo:font-weight="bold" officeooo:rsid="02b4cdaf" style:font-weight-asian="bold" style:font-weight-complex="bold"/>
    </style:style>
    <style:style style:name="T100" style:family="text">
      <style:text-properties style:text-underline-style="solid" style:text-underline-width="auto" style:text-underline-color="font-color" officeooo:rsid="02354cb7"/>
    </style:style>
    <style:style style:name="T101" style:family="text">
      <style:text-properties style:text-underline-style="solid" style:text-underline-width="auto" style:text-underline-color="font-color" officeooo:rsid="02387af4"/>
    </style:style>
    <style:style style:name="T102" style:family="text">
      <style:text-properties style:text-underline-style="solid" style:text-underline-width="auto" style:text-underline-color="font-color" officeooo:rsid="02400073"/>
    </style:style>
    <style:style style:name="T103" style:family="text">
      <style:text-properties officeooo:rsid="00104b38"/>
    </style:style>
    <style:style style:name="T104" style:family="text">
      <style:text-properties officeooo:rsid="0010e0a2"/>
    </style:style>
    <style:style style:name="T105" style:family="text">
      <style:text-properties officeooo:rsid="00125aaa"/>
    </style:style>
    <style:style style:name="T106" style:family="text">
      <style:text-properties officeooo:rsid="00144545"/>
    </style:style>
    <style:style style:name="T107" style:family="text">
      <style:text-properties officeooo:rsid="00163160"/>
    </style:style>
    <style:style style:name="T108" style:family="text">
      <style:text-properties officeooo:rsid="00178dc4"/>
    </style:style>
    <style:style style:name="T109" style:family="text">
      <style:text-properties officeooo:rsid="00192414"/>
    </style:style>
    <style:style style:name="T110" style:family="text">
      <style:text-properties officeooo:rsid="001a2390"/>
    </style:style>
    <style:style style:name="T111" style:family="text">
      <style:text-properties fo:font-weight="normal" style:font-weight-asian="normal" style:font-weight-complex="normal"/>
    </style:style>
    <style:style style:name="T112" style:family="text">
      <style:text-properties fo:font-weight="normal" officeooo:rsid="00df0b8b" style:font-weight-asian="normal" style:font-weight-complex="normal"/>
    </style:style>
    <style:style style:name="T113" style:family="text">
      <style:text-properties fo:font-weight="normal" officeooo:rsid="00e1cf2e" style:font-weight-asian="normal" style:font-weight-complex="normal"/>
    </style:style>
    <style:style style:name="T114" style:family="text">
      <style:text-properties fo:font-weight="normal" officeooo:rsid="00e59ee8" style:font-weight-asian="normal" style:font-weight-complex="normal"/>
    </style:style>
    <style:style style:name="T115" style:family="text">
      <style:text-properties fo:font-weight="normal" officeooo:rsid="014212cc" style:font-weight-asian="normal" style:font-weight-complex="normal"/>
    </style:style>
    <style:style style:name="T116" style:family="text">
      <style:text-properties fo:font-weight="normal" officeooo:rsid="0143575d" style:font-weight-asian="normal" style:font-weight-complex="normal"/>
    </style:style>
    <style:style style:name="T117" style:family="text">
      <style:text-properties fo:font-weight="normal" officeooo:rsid="014a452e" style:font-weight-asian="normal" style:font-weight-complex="normal"/>
    </style:style>
    <style:style style:name="T118" style:family="text">
      <style:text-properties fo:font-weight="normal" officeooo:rsid="01cb82aa" style:font-weight-asian="normal" style:font-weight-complex="normal"/>
    </style:style>
    <style:style style:name="T119" style:family="text">
      <style:text-properties fo:font-weight="normal" officeooo:rsid="01f6972c" style:font-weight-asian="normal" style:font-weight-complex="normal"/>
    </style:style>
    <style:style style:name="T120" style:family="text">
      <style:text-properties fo:font-weight="normal" officeooo:rsid="02354cb7" style:font-weight-asian="normal" style:font-weight-complex="normal"/>
    </style:style>
    <style:style style:name="T121" style:family="text">
      <style:text-properties fo:font-weight="normal" officeooo:rsid="02371fe6" style:font-weight-asian="normal" style:font-weight-complex="normal"/>
    </style:style>
    <style:style style:name="T122" style:family="text">
      <style:text-properties fo:font-weight="normal" officeooo:rsid="0239bee7" style:font-weight-asian="normal" style:font-weight-complex="normal"/>
    </style:style>
    <style:style style:name="T123" style:family="text">
      <style:text-properties fo:font-weight="normal" officeooo:rsid="023b5dca" style:font-weight-asian="normal" style:font-weight-complex="normal"/>
    </style:style>
    <style:style style:name="T124" style:family="text">
      <style:text-properties fo:font-weight="normal" officeooo:rsid="023e5bed" style:font-weight-asian="normal" style:font-weight-complex="normal"/>
    </style:style>
    <style:style style:name="T125" style:family="text">
      <style:text-properties fo:font-weight="normal" officeooo:rsid="024eabbf" style:font-weight-asian="normal" style:font-weight-complex="normal"/>
    </style:style>
    <style:style style:name="T126" style:family="text">
      <style:text-properties fo:font-weight="normal" officeooo:rsid="024749dc" style:font-weight-asian="normal" style:font-weight-complex="normal"/>
    </style:style>
    <style:style style:name="T127" style:family="text">
      <style:text-properties fo:font-weight="normal" officeooo:rsid="02848fb4" style:font-weight-asian="normal" style:font-weight-complex="normal"/>
    </style:style>
    <style:style style:name="T128" style:family="text">
      <style:text-properties fo:font-weight="normal" officeooo:rsid="02c37441" style:font-weight-asian="normal" style:font-weight-complex="normal"/>
    </style:style>
    <style:style style:name="T129" style:family="text">
      <style:text-properties fo:font-weight="normal" officeooo:rsid="02c639a6" style:font-weight-asian="normal" style:font-weight-complex="normal"/>
    </style:style>
    <style:style style:name="T130" style:family="text">
      <style:text-properties officeooo:rsid="001a7d82"/>
    </style:style>
    <style:style style:name="T131" style:family="text">
      <style:text-properties officeooo:rsid="001b0ac9"/>
    </style:style>
    <style:style style:name="T132" style:family="text">
      <style:text-properties officeooo:rsid="001c078c"/>
    </style:style>
    <style:style style:name="T133" style:family="text">
      <style:text-properties officeooo:rsid="001d3e06"/>
    </style:style>
    <style:style style:name="T134" style:family="text">
      <style:text-properties officeooo:rsid="0021d9c4"/>
    </style:style>
    <style:style style:name="T135" style:family="text">
      <style:text-properties officeooo:rsid="00221d56"/>
    </style:style>
    <style:style style:name="T136" style:family="text">
      <style:text-properties officeooo:rsid="0022d9d2"/>
    </style:style>
    <style:style style:name="T137" style:family="text">
      <style:text-properties officeooo:rsid="0024b084"/>
    </style:style>
    <style:style style:name="T138" style:family="text">
      <style:text-properties officeooo:rsid="00273a8b"/>
    </style:style>
    <style:style style:name="T139" style:family="text">
      <style:text-properties officeooo:rsid="00289f69"/>
    </style:style>
    <style:style style:name="T140" style:family="text">
      <style:text-properties officeooo:rsid="002cf653"/>
    </style:style>
    <style:style style:name="T141" style:family="text">
      <style:text-properties officeooo:rsid="002e20ab"/>
    </style:style>
    <style:style style:name="T142" style:family="text">
      <style:text-properties officeooo:rsid="002f8f5d"/>
    </style:style>
    <style:style style:name="T143" style:family="text">
      <style:text-properties officeooo:rsid="0034bcc4"/>
    </style:style>
    <style:style style:name="T144" style:family="text">
      <style:text-properties officeooo:rsid="00390be9"/>
    </style:style>
    <style:style style:name="T145" style:family="text">
      <style:text-properties officeooo:rsid="003aa7c5"/>
    </style:style>
    <style:style style:name="T146" style:family="text">
      <style:text-properties officeooo:rsid="003af334"/>
    </style:style>
    <style:style style:name="T147" style:family="text">
      <style:text-properties officeooo:rsid="003c0cb1"/>
    </style:style>
    <style:style style:name="T148" style:family="text">
      <style:text-properties officeooo:rsid="003ffe6f"/>
    </style:style>
    <style:style style:name="T149" style:family="text">
      <style:text-properties officeooo:rsid="00409c37"/>
    </style:style>
    <style:style style:name="T150" style:family="text">
      <style:text-properties officeooo:rsid="00423835"/>
    </style:style>
    <style:style style:name="T151" style:family="text">
      <style:text-properties officeooo:rsid="00430eb4"/>
    </style:style>
    <style:style style:name="T152" style:family="text">
      <style:text-properties officeooo:rsid="0045face"/>
    </style:style>
    <style:style style:name="T153" style:family="text">
      <style:text-properties officeooo:rsid="004c5afe"/>
    </style:style>
    <style:style style:name="T154" style:family="text">
      <style:text-properties officeooo:rsid="00546ace"/>
    </style:style>
    <style:style style:name="T155" style:family="text">
      <style:text-properties officeooo:rsid="005aaefe"/>
    </style:style>
    <style:style style:name="T156" style:family="text">
      <style:text-properties officeooo:rsid="005d4a48"/>
    </style:style>
    <style:style style:name="T157" style:family="text">
      <style:text-properties officeooo:rsid="0060c81c"/>
    </style:style>
    <style:style style:name="T158" style:family="text">
      <style:text-properties officeooo:rsid="00616647"/>
    </style:style>
    <style:style style:name="T159" style:family="text">
      <style:text-properties officeooo:rsid="0064bc03"/>
    </style:style>
    <style:style style:name="T160" style:family="text">
      <style:text-properties officeooo:rsid="00699468"/>
    </style:style>
    <style:style style:name="T161" style:family="text">
      <style:text-properties officeooo:rsid="006bc10b"/>
    </style:style>
    <style:style style:name="T162" style:family="text">
      <style:text-properties officeooo:rsid="0071cf16"/>
    </style:style>
    <style:style style:name="T163" style:family="text">
      <style:text-properties officeooo:rsid="007488b2"/>
    </style:style>
    <style:style style:name="T164" style:family="text">
      <style:text-properties officeooo:rsid="00768529"/>
    </style:style>
    <style:style style:name="T165" style:family="text">
      <style:text-properties officeooo:rsid="00772168"/>
    </style:style>
    <style:style style:name="T166" style:family="text">
      <style:text-properties officeooo:rsid="007874c6"/>
    </style:style>
    <style:style style:name="T167" style:family="text">
      <style:text-properties officeooo:rsid="007c91cb"/>
    </style:style>
    <style:style style:name="T168" style:family="text">
      <style:text-properties officeooo:rsid="007e5850"/>
    </style:style>
    <style:style style:name="T169" style:family="text">
      <style:text-properties officeooo:rsid="00815f7e"/>
    </style:style>
    <style:style style:name="T170" style:family="text">
      <style:text-properties officeooo:rsid="00820d66"/>
    </style:style>
    <style:style style:name="T171" style:family="text">
      <style:text-properties officeooo:rsid="0083aa55"/>
    </style:style>
    <style:style style:name="T172" style:family="text">
      <style:text-properties officeooo:rsid="0085ce00"/>
    </style:style>
    <style:style style:name="T173" style:family="text">
      <style:text-properties officeooo:rsid="008736c6"/>
    </style:style>
    <style:style style:name="T174" style:family="text">
      <style:text-properties officeooo:rsid="00890a15"/>
    </style:style>
    <style:style style:name="T175" style:family="text">
      <style:text-properties officeooo:rsid="008a473f"/>
    </style:style>
    <style:style style:name="T176" style:family="text">
      <style:text-properties officeooo:rsid="008c719c"/>
    </style:style>
    <style:style style:name="T177" style:family="text">
      <style:text-properties officeooo:rsid="008c93f4"/>
    </style:style>
    <style:style style:name="T178" style:family="text">
      <style:text-properties officeooo:rsid="008ed2e6"/>
    </style:style>
    <style:style style:name="T179" style:family="text">
      <style:text-properties officeooo:rsid="008ff12e"/>
    </style:style>
    <style:style style:name="T180" style:family="text">
      <style:text-properties officeooo:rsid="00907df8"/>
    </style:style>
    <style:style style:name="T181" style:family="text">
      <style:text-properties officeooo:rsid="00921640"/>
    </style:style>
    <style:style style:name="T182" style:family="text">
      <style:text-properties officeooo:rsid="0094b751"/>
    </style:style>
    <style:style style:name="T183" style:family="text">
      <style:text-properties officeooo:rsid="0096364a"/>
    </style:style>
    <style:style style:name="T184" style:family="text">
      <style:text-properties officeooo:rsid="0096bb9c"/>
    </style:style>
    <style:style style:name="T185" style:family="text">
      <style:text-properties officeooo:rsid="000f594f"/>
    </style:style>
    <style:style style:name="T186" style:family="text">
      <style:text-properties officeooo:rsid="00aa93a8"/>
    </style:style>
    <style:style style:name="T187" style:family="text">
      <style:text-properties officeooo:rsid="00ab9094"/>
    </style:style>
    <style:style style:name="T188" style:family="text">
      <style:text-properties officeooo:rsid="00ac6258"/>
    </style:style>
    <style:style style:name="T189" style:family="text">
      <style:text-properties officeooo:rsid="00ac90ca"/>
    </style:style>
    <style:style style:name="T190" style:family="text">
      <style:text-properties officeooo:rsid="00afa277"/>
    </style:style>
    <style:style style:name="T191" style:family="text">
      <style:text-properties officeooo:rsid="00b00895"/>
    </style:style>
    <style:style style:name="T192" style:family="text">
      <style:text-properties officeooo:rsid="00b0c268"/>
    </style:style>
    <style:style style:name="T193" style:family="text">
      <style:text-properties officeooo:rsid="00b28b7e"/>
    </style:style>
    <style:style style:name="T194" style:family="text">
      <style:text-properties officeooo:rsid="00b353cf"/>
    </style:style>
    <style:style style:name="T195" style:family="text">
      <style:text-properties officeooo:rsid="00b40d32"/>
    </style:style>
    <style:style style:name="T196" style:family="text">
      <style:text-properties officeooo:rsid="00b50d98"/>
    </style:style>
    <style:style style:name="T197" style:family="text">
      <style:text-properties officeooo:rsid="00bf6e7e"/>
    </style:style>
    <style:style style:name="T198" style:family="text">
      <style:text-properties officeooo:rsid="00c25cd9"/>
    </style:style>
    <style:style style:name="T199" style:family="text">
      <style:text-properties officeooo:rsid="00c2ea00"/>
    </style:style>
    <style:style style:name="T200" style:family="text">
      <style:text-properties fo:font-style="normal" officeooo:rsid="00c2ea00" style:font-style-asian="normal" style:font-style-complex="normal"/>
    </style:style>
    <style:style style:name="T201" style:family="text">
      <style:text-properties fo:font-style="normal" officeooo:rsid="00c37ad7" style:font-style-asian="normal" style:font-style-complex="normal"/>
    </style:style>
    <style:style style:name="T202" style:family="text">
      <style:text-properties fo:font-style="normal" officeooo:rsid="00c4e813" style:font-style-asian="normal" style:font-style-complex="normal"/>
    </style:style>
    <style:style style:name="T203" style:family="text">
      <style:text-properties fo:font-style="normal" officeooo:rsid="00c6d40a" style:font-style-asian="normal" style:font-style-complex="normal"/>
    </style:style>
    <style:style style:name="T204" style:family="text">
      <style:text-properties fo:font-style="normal" officeooo:rsid="02962854" style:font-style-asian="normal" style:font-style-complex="normal"/>
    </style:style>
    <style:style style:name="T205" style:family="text">
      <style:text-properties fo:font-style="normal" fo:font-weight="bold" style:font-style-asian="normal" style:font-weight-asian="bold" style:font-style-complex="normal" style:font-weight-complex="bold"/>
    </style:style>
    <style:style style:name="T206" style:family="text">
      <style:text-properties fo:font-style="normal" fo:font-weight="bold" officeooo:rsid="00c2ea00" style:font-style-asian="normal" style:font-weight-asian="bold" style:font-style-complex="normal" style:font-weight-complex="bold"/>
    </style:style>
    <style:style style:name="T207" style:family="text">
      <style:text-properties fo:font-style="normal" fo:font-weight="bold" officeooo:rsid="00df0b8b" style:font-style-asian="normal" style:font-weight-asian="bold" style:font-style-complex="normal" style:font-weight-complex="bold"/>
    </style:style>
    <style:style style:name="T208" style:family="text">
      <style:text-properties fo:font-style="normal" fo:font-weight="bold" officeooo:rsid="00e3278e" style:font-style-asian="normal" style:font-weight-asian="bold" style:font-style-complex="normal" style:font-weight-complex="bold"/>
    </style:style>
    <style:style style:name="T209" style:family="text">
      <style:text-properties fo:font-style="normal" fo:font-weight="bold" officeooo:rsid="00e74288" style:font-style-asian="normal" style:font-weight-asian="bold" style:font-style-complex="normal" style:font-weight-complex="bold"/>
    </style:style>
    <style:style style:name="T210" style:family="text">
      <style:text-properties fo:font-style="normal" fo:font-weight="bold" officeooo:rsid="02848fb4" style:font-style-asian="normal" style:font-weight-asian="bold" style:font-style-complex="normal" style:font-weight-complex="bold"/>
    </style:style>
    <style:style style:name="T211" style:family="text">
      <style:text-properties fo:font-style="normal" fo:font-weight="bold" officeooo:rsid="02962854" style:font-style-asian="normal" style:font-weight-asian="bold" style:font-style-complex="normal" style:font-weight-complex="bold"/>
    </style:style>
    <style:style style:name="T212" style:family="text">
      <style:text-properties fo:font-style="normal" fo:font-weight="bold" officeooo:rsid="02ad51e4" style:font-style-asian="normal" style:font-weight-asian="bold" style:font-style-complex="normal" style:font-weight-complex="bold"/>
    </style:style>
    <style:style style:name="T213" style:family="text">
      <style:text-properties fo:font-style="normal" style:text-underline-style="solid" style:text-underline-width="auto" style:text-underline-color="font-color" officeooo:rsid="00c37ad7" style:font-style-asian="normal" style:font-style-complex="normal"/>
    </style:style>
    <style:style style:name="T21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5" style:family="text">
      <style:text-properties fo:font-style="normal" style:text-underline-style="none" officeooo:rsid="00c37ad7" style:font-style-asian="normal" style:font-style-complex="normal"/>
    </style:style>
    <style:style style:name="T216" style:family="text">
      <style:text-properties fo:font-style="normal" style:text-underline-style="none" officeooo:rsid="00c4e813" style:font-style-asian="normal" style:font-style-complex="normal"/>
    </style:style>
    <style:style style:name="T217" style:family="text">
      <style:text-properties fo:font-style="normal" style:text-underline-style="none" officeooo:rsid="00c97c64" style:font-style-asian="normal" style:font-style-complex="normal"/>
    </style:style>
    <style:style style:name="T218" style:family="text">
      <style:text-properties fo:font-style="normal" style:text-underline-style="none" officeooo:rsid="02848fb4" style:font-style-asian="normal" style:font-style-complex="normal"/>
    </style:style>
    <style:style style:name="T219" style:family="text">
      <style:text-properties fo:font-style="normal" style:text-underline-style="none" officeooo:rsid="0286f251" style:font-style-asian="normal" style:font-style-complex="normal"/>
    </style:style>
    <style:style style:name="T220" style:family="text">
      <style:text-properties fo:font-style="normal" style:text-underline-style="none" officeooo:rsid="02891d8e" style:font-style-asian="normal" style:font-style-complex="normal"/>
    </style:style>
    <style:style style:name="T221" style:family="text">
      <style:text-properties fo:font-style="normal" style:text-underline-style="none" fo:font-weight="normal" officeooo:rsid="02856b50" style:font-style-asian="normal" style:font-weight-asian="normal" style:font-style-complex="normal" style:font-weight-complex="normal"/>
    </style:style>
    <style:style style:name="T222" style:family="text">
      <style:text-properties fo:font-style="normal" style:text-underline-style="none" fo:font-weight="normal" officeooo:rsid="02848fb4" style:font-style-asian="normal" style:font-weight-asian="normal" style:font-style-complex="normal" style:font-weight-complex="normal"/>
    </style:style>
    <style:style style:name="T223" style:family="text">
      <style:text-properties fo:font-style="normal" style:text-underline-style="none" fo:font-weight="normal" officeooo:rsid="02a88dee" style:font-style-asian="normal" style:font-weight-asian="normal" style:font-style-complex="normal" style:font-weight-complex="normal"/>
    </style:style>
    <style:style style:name="T224" style:family="text">
      <style:text-properties fo:font-style="normal" style:text-underline-style="none" fo:font-weight="normal" officeooo:rsid="02a9c941" style:font-style-asian="normal" style:font-weight-asian="normal" style:font-style-complex="normal" style:font-weight-complex="normal"/>
    </style:style>
    <style:style style:name="T225" style:family="text">
      <style:text-properties fo:font-style="normal" style:text-underline-style="none" fo:font-weight="normal" officeooo:rsid="02ad51e4" style:font-style-asian="normal" style:font-weight-asian="normal" style:font-style-complex="normal" style:font-weight-complex="normal"/>
    </style:style>
    <style:style style:name="T226" style:family="text">
      <style:text-properties fo:font-style="normal" fo:font-weight="normal" style:font-style-asian="normal" style:font-weight-asian="normal" style:font-style-complex="normal" style:font-weight-complex="normal"/>
    </style:style>
    <style:style style:name="T227" style:family="text">
      <style:text-properties fo:font-style="normal" fo:font-weight="normal" officeooo:rsid="02848fb4" style:font-style-asian="normal" style:font-weight-asian="normal" style:font-style-complex="normal" style:font-weight-complex="normal"/>
    </style:style>
    <style:style style:name="T228" style:family="text">
      <style:text-properties officeooo:rsid="00c37ad7"/>
    </style:style>
    <style:style style:name="T229" style:family="text">
      <style:text-properties officeooo:rsid="00c4e813"/>
    </style:style>
    <style:style style:name="T230" style:family="text">
      <style:text-properties officeooo:rsid="00c572cb"/>
    </style:style>
    <style:style style:name="T231" style:family="text">
      <style:text-properties officeooo:rsid="00c689d7"/>
    </style:style>
    <style:style style:name="T232" style:family="text">
      <style:text-properties officeooo:rsid="00ca9615"/>
    </style:style>
    <style:style style:name="T233" style:family="text">
      <style:text-properties officeooo:rsid="00cbfa7b"/>
    </style:style>
    <style:style style:name="T234" style:family="text">
      <style:text-properties officeooo:rsid="00ccd2d3"/>
    </style:style>
    <style:style style:name="T235" style:family="text">
      <style:text-properties officeooo:rsid="00de8734"/>
    </style:style>
    <style:style style:name="T236" style:family="text">
      <style:text-properties officeooo:rsid="00e1cf2e"/>
    </style:style>
    <style:style style:name="T237" style:family="text">
      <style:text-properties officeooo:rsid="00e8d2dc"/>
    </style:style>
    <style:style style:name="T238" style:family="text">
      <style:text-properties officeooo:rsid="00eacacd"/>
    </style:style>
    <style:style style:name="T239" style:family="text">
      <style:text-properties officeooo:rsid="00eb4e7a"/>
    </style:style>
    <style:style style:name="T240" style:family="text">
      <style:text-properties officeooo:rsid="00ee9ed6"/>
    </style:style>
    <style:style style:name="T241" style:family="text">
      <style:text-properties officeooo:rsid="00f0af7e"/>
    </style:style>
    <style:style style:name="T242" style:family="text">
      <style:text-properties officeooo:rsid="00f5850a"/>
    </style:style>
    <style:style style:name="T243" style:family="text">
      <style:text-properties officeooo:rsid="00f89bbd"/>
    </style:style>
    <style:style style:name="T244" style:family="text">
      <style:text-properties officeooo:rsid="00f8b7ab"/>
    </style:style>
    <style:style style:name="T245" style:family="text">
      <style:text-properties officeooo:rsid="00fa2de8"/>
    </style:style>
    <style:style style:name="T246" style:family="text">
      <style:text-properties officeooo:rsid="00fff03b"/>
    </style:style>
    <style:style style:name="T247" style:family="text">
      <style:text-properties officeooo:rsid="01004eeb"/>
    </style:style>
    <style:style style:name="T248" style:family="text">
      <style:text-properties officeooo:rsid="0104bac0"/>
    </style:style>
    <style:style style:name="T249" style:family="text">
      <style:text-properties officeooo:rsid="0105663a"/>
    </style:style>
    <style:style style:name="T250" style:family="text">
      <style:text-properties officeooo:rsid="010a8d14"/>
    </style:style>
    <style:style style:name="T251" style:family="text">
      <style:text-properties officeooo:rsid="010c4436"/>
    </style:style>
    <style:style style:name="T252" style:family="text">
      <style:text-properties officeooo:rsid="01184134"/>
    </style:style>
    <style:style style:name="T253" style:family="text">
      <style:text-properties officeooo:rsid="011a1c33"/>
    </style:style>
    <style:style style:name="T254" style:family="text">
      <style:text-properties officeooo:rsid="011b2417"/>
    </style:style>
    <style:style style:name="T255" style:family="text">
      <style:text-properties officeooo:rsid="011b2792"/>
    </style:style>
    <style:style style:name="T256" style:family="text">
      <style:text-properties officeooo:rsid="011b52cc"/>
    </style:style>
    <style:style style:name="T257" style:family="text">
      <style:text-properties officeooo:rsid="011cfe2d"/>
    </style:style>
    <style:style style:name="T258" style:family="text">
      <style:text-properties officeooo:rsid="012088d9"/>
    </style:style>
    <style:style style:name="T259" style:family="text">
      <style:text-properties officeooo:rsid="0122c7b3"/>
    </style:style>
    <style:style style:name="T260" style:family="text">
      <style:text-properties officeooo:rsid="01280459"/>
    </style:style>
    <style:style style:name="T261" style:family="text">
      <style:text-properties officeooo:rsid="01296a77"/>
    </style:style>
    <style:style style:name="T262" style:family="text">
      <style:text-properties officeooo:rsid="012ddfc5"/>
    </style:style>
    <style:style style:name="T263" style:family="text">
      <style:text-properties officeooo:rsid="012fbc8d"/>
    </style:style>
    <style:style style:name="T264" style:family="text">
      <style:text-properties officeooo:rsid="0131be9e"/>
    </style:style>
    <style:style style:name="T265" style:family="text">
      <style:text-properties officeooo:rsid="013afd6f"/>
    </style:style>
    <style:style style:name="T266" style:family="text">
      <style:text-properties officeooo:rsid="013b3090"/>
    </style:style>
    <style:style style:name="T267" style:family="text">
      <style:text-properties officeooo:rsid="013f5001"/>
    </style:style>
    <style:style style:name="T268" style:family="text">
      <style:text-properties officeooo:rsid="013f5c8a"/>
    </style:style>
    <style:style style:name="T269" style:family="text">
      <style:text-properties officeooo:rsid="0144dcb9"/>
    </style:style>
    <style:style style:name="T270" style:family="text">
      <style:text-properties officeooo:rsid="014a452e"/>
    </style:style>
    <style:style style:name="T271" style:family="text">
      <style:text-properties officeooo:rsid="014adcb7"/>
    </style:style>
    <style:style style:name="T272" style:family="text">
      <style:text-properties officeooo:rsid="014b226f"/>
    </style:style>
    <style:style style:name="T273" style:family="text">
      <style:text-properties officeooo:rsid="014c6745"/>
    </style:style>
    <style:style style:name="T274" style:family="text">
      <style:text-properties officeooo:rsid="014d04e8"/>
    </style:style>
    <style:style style:name="T275" style:family="text">
      <style:text-properties officeooo:rsid="0150063c"/>
    </style:style>
    <style:style style:name="T276" style:family="text">
      <style:text-properties officeooo:rsid="01517f77"/>
    </style:style>
    <style:style style:name="T277" style:family="text">
      <style:text-properties officeooo:rsid="0152e760"/>
    </style:style>
    <style:style style:name="T278" style:family="text">
      <style:text-properties officeooo:rsid="0154bfb7"/>
    </style:style>
    <style:style style:name="T279" style:family="text">
      <style:text-properties officeooo:rsid="0154d2d2"/>
    </style:style>
    <style:style style:name="T280" style:family="text">
      <style:text-properties officeooo:rsid="01550096"/>
    </style:style>
    <style:style style:name="T281" style:family="text">
      <style:text-properties officeooo:rsid="0158d07e"/>
    </style:style>
    <style:style style:name="T282" style:family="text">
      <style:text-properties officeooo:rsid="015938a1"/>
    </style:style>
    <style:style style:name="T283" style:family="text">
      <style:text-properties officeooo:rsid="0159e495"/>
    </style:style>
    <style:style style:name="T284" style:family="text">
      <style:text-properties officeooo:rsid="015c9b3e"/>
    </style:style>
    <style:style style:name="T285" style:family="text">
      <style:text-properties officeooo:rsid="015dea02"/>
    </style:style>
    <style:style style:name="T286" style:family="text">
      <style:text-properties officeooo:rsid="015f8a9a"/>
    </style:style>
    <style:style style:name="T287" style:family="text">
      <style:text-properties officeooo:rsid="01612c8c"/>
    </style:style>
    <style:style style:name="T288" style:family="text">
      <style:text-properties officeooo:rsid="0162c349"/>
    </style:style>
    <style:style style:name="T289" style:family="text">
      <style:text-properties officeooo:rsid="01645858"/>
    </style:style>
    <style:style style:name="T290" style:family="text">
      <style:text-properties officeooo:rsid="0165a38b"/>
    </style:style>
    <style:style style:name="T291" style:family="text">
      <style:text-properties officeooo:rsid="0166839f"/>
    </style:style>
    <style:style style:name="T292" style:family="text">
      <style:text-properties officeooo:rsid="016e8fd3"/>
    </style:style>
    <style:style style:name="T293" style:family="text">
      <style:text-properties officeooo:rsid="016f50cd"/>
    </style:style>
    <style:style style:name="T294" style:family="text">
      <style:text-properties officeooo:rsid="017021ad"/>
    </style:style>
    <style:style style:name="T295" style:family="text">
      <style:text-properties officeooo:rsid="0170e2ed"/>
    </style:style>
    <style:style style:name="T296" style:family="text">
      <style:text-properties officeooo:rsid="01741d87"/>
    </style:style>
    <style:style style:name="T297" style:family="text">
      <style:text-properties officeooo:rsid="0178f6ce"/>
    </style:style>
    <style:style style:name="T298" style:family="text">
      <style:text-properties officeooo:rsid="017ad8d1"/>
    </style:style>
    <style:style style:name="T299" style:family="text">
      <style:text-properties officeooo:rsid="017cc847"/>
    </style:style>
    <style:style style:name="T300" style:family="text">
      <style:text-properties officeooo:rsid="017efa29"/>
    </style:style>
    <style:style style:name="T301" style:family="text">
      <style:text-properties officeooo:rsid="017f4884"/>
    </style:style>
    <style:style style:name="T302" style:family="text">
      <style:text-properties officeooo:rsid="0181b690"/>
    </style:style>
    <style:style style:name="T303" style:family="text">
      <style:text-properties officeooo:rsid="01c689a4"/>
    </style:style>
    <style:style style:name="T304" style:family="text">
      <style:text-properties officeooo:rsid="01c7fc0b"/>
    </style:style>
    <style:style style:name="T305" style:family="text">
      <style:text-properties officeooo:rsid="01c8770d"/>
    </style:style>
    <style:style style:name="T306" style:family="text">
      <style:text-properties officeooo:rsid="01cb82aa"/>
    </style:style>
    <style:style style:name="T307" style:family="text">
      <style:text-properties officeooo:rsid="01cdda6f"/>
    </style:style>
    <style:style style:name="T308" style:family="text">
      <style:text-properties officeooo:rsid="01d5a8fd"/>
    </style:style>
    <style:style style:name="T309" style:family="text">
      <style:text-properties officeooo:rsid="01d6dc63"/>
    </style:style>
    <style:style style:name="T310" style:family="text">
      <style:text-properties officeooo:rsid="01d8aa43"/>
    </style:style>
    <style:style style:name="T311" style:family="text">
      <style:text-properties officeooo:rsid="01d8e28b"/>
    </style:style>
    <style:style style:name="T312" style:family="text">
      <style:text-properties fo:font-style="italic" style:text-underline-style="none" fo:font-weight="normal" officeooo:rsid="0286f251" style:font-style-asian="italic" style:font-weight-asian="normal" style:font-style-complex="italic" style:font-weight-complex="normal"/>
    </style:style>
    <style:style style:name="T313" style:family="text">
      <style:text-properties fo:language="en" fo:country="US"/>
    </style:style>
    <style:style style:name="T314" style:family="text">
      <style:text-properties fo:language="en" fo:country="US" officeooo:rsid="004dbc11"/>
    </style:style>
    <style:style style:name="T315" style:family="text">
      <style:text-properties fo:language="en" fo:country="US" officeooo:rsid="007c75cd"/>
    </style:style>
    <style:style style:name="T316" style:family="text">
      <style:text-properties fo:language="en" fo:country="US" officeooo:rsid="01edbe7f"/>
    </style:style>
    <style:style style:name="T317" style:family="text">
      <style:text-properties fo:language="en" fo:country="US" officeooo:rsid="01f01c1a"/>
    </style:style>
    <style:style style:name="T318" style:family="text">
      <style:text-properties fo:language="en" fo:country="US" officeooo:rsid="01f306b6"/>
    </style:style>
    <style:style style:name="T319" style:family="text">
      <style:text-properties officeooo:rsid="01f4b5d7"/>
    </style:style>
    <style:style style:name="T320" style:family="text">
      <style:text-properties officeooo:rsid="01f8367e"/>
    </style:style>
    <style:style style:name="T321" style:family="text">
      <style:text-properties officeooo:rsid="020289c8"/>
    </style:style>
    <style:style style:name="T322" style:family="text">
      <style:text-properties officeooo:rsid="020367a2"/>
    </style:style>
    <style:style style:name="T323" style:family="text">
      <style:text-properties officeooo:rsid="020e9e10"/>
    </style:style>
    <style:style style:name="T324" style:family="text">
      <style:text-properties officeooo:rsid="02103fdf"/>
    </style:style>
    <style:style style:name="T325" style:family="text">
      <style:text-properties officeooo:rsid="0210ac21"/>
    </style:style>
    <style:style style:name="T326" style:family="text">
      <style:text-properties officeooo:rsid="02144a06"/>
    </style:style>
    <style:style style:name="T327" style:family="text">
      <style:text-properties officeooo:rsid="0219eb8f"/>
    </style:style>
    <style:style style:name="T328" style:family="text">
      <style:text-properties officeooo:rsid="021aef2d"/>
    </style:style>
    <style:style style:name="T329" style:family="text">
      <style:text-properties officeooo:rsid="021bbb41"/>
    </style:style>
    <style:style style:name="T330" style:family="text">
      <style:text-properties officeooo:rsid="021eddfd"/>
    </style:style>
    <style:style style:name="T331" style:family="text">
      <style:text-properties officeooo:rsid="0227f3a3"/>
    </style:style>
    <style:style style:name="T332" style:family="text">
      <style:text-properties officeooo:rsid="022d3abc"/>
    </style:style>
    <style:style style:name="T333" style:family="text">
      <style:text-properties officeooo:rsid="022ed2ef"/>
    </style:style>
    <style:style style:name="T334" style:family="text">
      <style:text-properties officeooo:rsid="02354cb7"/>
    </style:style>
    <style:style style:name="T335" style:family="text">
      <style:text-properties officeooo:rsid="02402e16"/>
    </style:style>
    <style:style style:name="T336" style:family="text">
      <style:text-properties officeooo:rsid="02409773"/>
    </style:style>
    <style:style style:name="T337" style:family="text">
      <style:text-properties officeooo:rsid="02423af2"/>
    </style:style>
    <style:style style:name="T338" style:family="text">
      <style:text-properties officeooo:rsid="024749dc"/>
    </style:style>
    <style:style style:name="T339" style:family="text">
      <style:text-properties officeooo:rsid="024a8161"/>
    </style:style>
    <style:style style:name="T340" style:family="text">
      <style:text-properties officeooo:rsid="024a927a"/>
    </style:style>
    <style:style style:name="T341" style:family="text">
      <style:text-properties officeooo:rsid="024dc2cb"/>
    </style:style>
    <style:style style:name="T342" style:family="text">
      <style:text-properties officeooo:rsid="024eabbf"/>
    </style:style>
    <style:style style:name="T343" style:family="text">
      <style:text-properties officeooo:rsid="02506541"/>
    </style:style>
    <style:style style:name="T344" style:family="text">
      <style:text-properties officeooo:rsid="0251273e"/>
    </style:style>
    <style:style style:name="T345" style:family="text">
      <style:text-properties officeooo:rsid="0251ea41"/>
    </style:style>
    <style:style style:name="T346" style:family="text">
      <style:text-properties officeooo:rsid="02558cb5"/>
    </style:style>
    <style:style style:name="T347" style:family="text">
      <style:text-properties officeooo:rsid="0255d25f"/>
    </style:style>
    <style:style style:name="T348" style:family="text">
      <style:text-properties officeooo:rsid="025750d9"/>
    </style:style>
    <style:style style:name="T349" style:family="text">
      <style:text-properties officeooo:rsid="02599132"/>
    </style:style>
    <style:style style:name="T350" style:family="text">
      <style:text-properties officeooo:rsid="025b9072"/>
    </style:style>
    <style:style style:name="T351" style:family="text">
      <style:text-properties officeooo:rsid="025bbed4"/>
    </style:style>
    <style:style style:name="T352" style:family="text">
      <style:text-properties officeooo:rsid="025c14fa"/>
    </style:style>
    <style:style style:name="T353" style:family="text">
      <style:text-properties officeooo:rsid="0266e77c"/>
    </style:style>
    <style:style style:name="T354" style:family="text">
      <style:text-properties officeooo:rsid="0268627b"/>
    </style:style>
    <style:style style:name="T355" style:family="text">
      <style:text-properties officeooo:rsid="026e1871"/>
    </style:style>
    <style:style style:name="T356" style:family="text">
      <style:text-properties officeooo:rsid="026e6d97"/>
    </style:style>
    <style:style style:name="T357" style:family="text">
      <style:text-properties officeooo:rsid="026f34ba"/>
    </style:style>
    <style:style style:name="T358" style:family="text">
      <style:text-properties officeooo:rsid="0270ca41"/>
    </style:style>
    <style:style style:name="T359" style:family="text">
      <style:text-properties officeooo:rsid="02725d25"/>
    </style:style>
    <style:style style:name="T360" style:family="text">
      <style:text-properties officeooo:rsid="027440fc"/>
    </style:style>
    <style:style style:name="T361" style:family="text">
      <style:text-properties officeooo:rsid="0277f151"/>
    </style:style>
    <style:style style:name="T362" style:family="text">
      <style:text-properties officeooo:rsid="02793979"/>
    </style:style>
    <style:style style:name="T363" style:family="text">
      <style:text-properties style:text-underline-style="none"/>
    </style:style>
    <style:style style:name="T364" style:family="text">
      <style:text-properties style:text-underline-style="none" fo:font-weight="normal" style:font-weight-asian="normal" style:font-weight-complex="normal"/>
    </style:style>
    <style:style style:name="T365" style:family="text">
      <style:text-properties style:text-underline-style="none" fo:font-weight="normal" officeooo:rsid="02b4cdaf" style:font-weight-asian="normal" style:font-weight-complex="normal"/>
    </style:style>
    <style:style style:name="T366" style:family="text">
      <style:text-properties style:text-underline-style="none" fo:font-weight="normal" officeooo:rsid="02b69eb1" style:font-weight-asian="normal" style:font-weight-complex="normal"/>
    </style:style>
    <style:style style:name="T367" style:family="text">
      <style:text-properties style:text-underline-style="none" fo:font-weight="normal" officeooo:rsid="02b70ad2" style:font-weight-asian="normal" style:font-weight-complex="normal"/>
    </style:style>
    <style:style style:name="T368" style:family="text">
      <style:text-properties style:text-underline-style="none" fo:font-weight="normal" officeooo:rsid="02be920e" style:font-weight-asian="normal" style:font-weight-complex="normal"/>
    </style:style>
    <style:style style:name="T369" style:family="text">
      <style:text-properties style:text-underline-style="none" fo:font-weight="bold" officeooo:rsid="01159ae2" style:font-weight-asian="bold" style:font-weight-complex="bold"/>
    </style:style>
    <style:style style:name="T370" style:family="text">
      <style:text-properties style:text-underline-style="none" fo:font-weight="bold" officeooo:rsid="02b4cdaf" style:font-weight-asian="bold" style:font-weight-complex="bold"/>
    </style:style>
    <style:style style:name="T371" style:family="text">
      <style:text-properties officeooo:rsid="027ff245"/>
    </style:style>
    <style:style style:name="T372" style:family="text">
      <style:text-properties officeooo:rsid="0280e93f"/>
    </style:style>
    <style:style style:name="T373" style:family="text">
      <style:text-properties officeooo:rsid="02812402"/>
    </style:style>
    <style:style style:name="T374" style:family="text">
      <style:text-properties officeooo:rsid="028131d9"/>
    </style:style>
    <style:style style:name="T375" style:family="text">
      <style:text-properties officeooo:rsid="02940931"/>
    </style:style>
    <style:style style:name="T376" style:family="text">
      <style:text-properties officeooo:rsid="029579ca"/>
    </style:style>
    <style:style style:name="T377" style:family="text">
      <style:text-properties officeooo:rsid="02962854"/>
    </style:style>
    <style:style style:name="T378" style:family="text">
      <style:text-properties fo:font-size="6pt" officeooo:rsid="01dbe143" style:font-size-asian="6pt" style:font-size-complex="6pt"/>
    </style:style>
    <style:style style:name="T379" style:family="text">
      <style:text-properties fo:font-size="6pt" officeooo:rsid="01c326ba" style:font-size-asian="6pt" style:font-size-complex="6pt"/>
    </style:style>
    <style:style style:name="T380" style:family="text">
      <style:text-properties fo:font-size="6pt" officeooo:rsid="01c38547" style:font-size-asian="6pt" style:font-size-complex="6pt"/>
    </style:style>
    <style:style style:name="T381" style:family="text">
      <style:text-properties fo:font-size="6pt" officeooo:rsid="01c41d66" style:font-size-asian="6pt" style:font-size-complex="6pt"/>
    </style:style>
    <style:style style:name="T382" style:family="text">
      <style:text-properties fo:font-size="6pt" officeooo:rsid="01e0b671" style:font-size-asian="6pt" style:font-size-complex="6pt"/>
    </style:style>
    <style:style style:name="T383" style:family="text">
      <style:text-properties fo:font-size="6pt" officeooo:rsid="01dd9cba" style:font-size-asian="6pt" style:font-size-complex="6pt"/>
    </style:style>
    <style:style style:name="T384" style:family="text">
      <style:text-properties fo:font-size="6pt" officeooo:rsid="02c8ecc1" style:font-size-asian="6pt" style:font-size-complex="6pt"/>
    </style:style>
    <style:style style:name="T385" style:family="text">
      <style:text-properties fo:font-size="6pt" officeooo:rsid="00fcea90" style:font-size-asian="6pt" style:font-size-complex="6pt"/>
    </style:style>
    <style:style style:name="T386" style:family="text">
      <style:text-properties fo:font-size="6pt" fo:font-weight="bold" officeooo:rsid="01c326ba" style:font-size-asian="6pt" style:font-weight-asian="bold" style:font-size-complex="6pt" style:font-weight-complex="bold"/>
    </style:style>
    <style:style style:name="T387" style:family="text">
      <style:text-properties fo:font-size="6pt" fo:font-weight="bold" officeooo:rsid="00fcea90" style:font-size-asian="6pt" style:font-weight-asian="bold" style:font-size-complex="6pt" style:font-weight-complex="bold"/>
    </style:style>
    <style:style style:name="T388" style:family="text">
      <style:text-properties fo:font-size="6pt" style:text-underline-style="solid" style:text-underline-width="auto" style:text-underline-color="font-color" officeooo:rsid="00fcea90" style:font-size-asian="6pt" style:font-size-complex="6pt"/>
    </style:style>
    <style:style style:name="T389" style:family="text">
      <style:text-properties fo:font-size="6pt" fo:font-style="italic" officeooo:rsid="01dbe143" style:font-size-asian="6pt" style:font-style-asian="italic" style:font-size-complex="6pt" style:font-style-complex="italic"/>
    </style:style>
    <style:style style:name="T390" style:family="text">
      <style:text-properties fo:font-size="6pt" fo:font-style="italic" officeooo:rsid="00fcea90" style:font-size-asian="6pt" style:font-style-asian="italic" style:font-size-complex="6pt" style:font-style-complex="italic"/>
    </style:style>
    <style:style style:name="T391" style:family="text">
      <style:text-properties fo:font-size="6pt" fo:font-style="normal" officeooo:rsid="01dbe143" style:font-size-asian="6pt" style:font-style-asian="normal" style:font-size-complex="6pt" style:font-style-complex="normal"/>
    </style:style>
    <style:style style:name="T392" style:family="text">
      <style:text-properties fo:font-size="6pt" fo:font-weight="normal" officeooo:rsid="00fcea90" style:font-size-asian="6pt" style:font-weight-asian="normal" style:font-size-complex="6pt" style:font-weight-complex="normal"/>
    </style:style>
    <style:style style:name="T393" style:family="text">
      <style:text-properties officeooo:rsid="02b08677"/>
    </style:style>
    <style:style style:name="T394" style:family="text">
      <style:text-properties officeooo:rsid="02c1e4f9"/>
    </style:style>
    <style:style style:name="T395" style:family="text">
      <style:text-properties officeooo:rsid="02c37441"/>
    </style:style>
    <style:style style:name="T396" style:family="text">
      <style:text-properties officeooo:rsid="02c4a1d3"/>
    </style:style>
    <style:style style:name="T397" style:family="text">
      <style:text-properties officeooo:rsid="02c639a6"/>
    </style:style>
    <style:style style:name="T398" style:family="text">
      <style:text-properties officeooo:rsid="02c8ecc1"/>
    </style:style>
    <style:style style:name="T399" style:family="text">
      <style:text-properties officeooo:rsid="02cbff9e"/>
    </style:style>
    <style:style style:name="T400" style:family="text">
      <style:text-properties officeooo:rsid="02cf1a7d"/>
    </style:style>
    <style:style style:name="T401" style:family="text">
      <style:text-properties officeooo:rsid="02cfbdf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84"><draw:frame draw:style-name="fr3" draw:name="Image1" text:anchor-type="char" svg:y="0.011cm" svg:width="7.569cm" svg:height="3.455cm" draw:z-index="1"><draw:image xlink:href="Pictures/1000020100000261000001167F4B97DB36DBE4D0.png" xlink:type="simple" xlink:show="embed" xlink:actuate="onLoad" draw:mime-type="image/png"/></draw:frame>Game version: <text:span text:style-name="T394">1.0</text:span> – Manual version: <text:span text:style-name="T394">1.0.</text:span><text:span text:style-name="T398">1</text:span></text:p>
        <text:p text:style-name="P77"/>
        <table:table table:name="Table1" table:style-name="Table1">
          <table:table-column table:style-name="Table1.A"/>
          <table:table-row table:style-name="TableLine105553151855104">
            <table:table-cell table:style-name="Table1.A1" office:value-type="string">
              <text:p text:style-name="P83">You can find an up-to-date digital copy <text:span text:style-name="T304">of </text:span>this manual, FAQs, <text:span text:style-name="T304">videos,</text:span> and more stuff <text:span text:style-name="T304">on</text:span> <text:span text:style-name="T303">how </text:span>to play Stampadia at https://kesiev.com/stampadia/learn.html</text:p>
            </table:table-cell>
          </table:table-row>
        </table:table>
        <text:p text:style-name="P79"/>
        <text:p text:style-name="P5"><text:span text:style-name="T197">Discover</text:span> Stampadia!</text:p>
        <text:p text:style-name="P80"/>
        <text:p text:style-name="P52">The reign of Stampadia ha<text:span text:style-name="T228">d</text:span> thousands of years of history of dangerous places and brave mercenaries <text:span text:style-name="T228">before disappearing m</text:span><text:span text:style-name="T230">y</text:span><text:span text:style-name="T228">steriously from our globe</text:span>. <text:span text:style-name="T228">But </text:span>Stampadia <text:span text:style-name="T198">monks</text:span>, <text:s/><text:span text:style-name="T199">generation after generation,</text:span> <text:span text:style-name="T229">managed to document</text:span> relentlessly the <text:span text:style-name="T377">adventures</text:span> <text:span text:style-name="T199">of </text:span>every single adventurer, the map of every single dungeon, and <text:span text:style-name="T232">the </text:span><text:span text:style-name="T228">clue</text:span><text:span text:style-name="T199"> of every single m</text:span><text:span text:style-name="T231">y</text:span><text:span text:style-name="T199">stery </text:span><text:span text:style-name="T228">in a </text:span><text:span text:style-name="T229">huge </text:span><text:span text:style-name="T228">tome called </text:span><text:span text:style-name="T206">Chronicles Of Stampadia</text:span>.</text:p>
        <text:p text:style-name="P52"/>
        <text:p text:style-name="P52"><draw:frame draw:style-name="fr1" draw:name="Image3" text:anchor-type="char" svg:width="3.745cm" svg:height="2.653cm" draw:z-index="0"><draw:image xlink:href="Pictures/100002010000010C000000BEC3E493EEDC3D49F8.png" xlink:type="simple" xlink:show="embed" xlink:actuate="onLoad" draw:mime-type="image/png"/></draw:frame></text:p>
        <text:p text:style-name="P52"><text:span text:style-name="T229">We </text:span><text:span text:style-name="T233">managed to find</text:span><text:span text:style-name="T229"> a damaged copy in a</text:span><text:span text:style-name="T234">n</text:span><text:span text:style-name="T229"> </text:span><text:span text:style-name="T234">abandoned </text:span><text:span text:style-name="T229">basement and it looks like that </text:span><text:span text:style-name="T202">the book</text:span><text:span text:style-name="T200"> is imbued </text:span><text:span text:style-name="T203">with</text:span><text:span text:style-name="T202"> some kind of</text:span><text:span text:style-name="T200"> magic: the reader can live every page of its story with just two dice, </text:span><text:span text:style-name="T201">an eraser, and a small token! We’</text:span><text:span text:style-name="T204">re recovering,</text:span><text:span text:style-name="T202"> translat</text:span><text:span text:style-name="T204">ing</text:span><text:span text:style-name="T202">,</text:span><text:span text:style-name="T201"> and </text:span><text:span text:style-name="T202">digitaliz</text:span><text:span text:style-name="T204">ing</text:span><text:span text:style-name="T201"> a new </text:span><text:span text:style-name="T211">adventure sheet</text:span><text:span text:style-name="T201"> of this book </text:span><text:span text:style-name="T204">daily</text:span><text:span text:style-name="T201"> at </text:span><text:a xlink:type="simple" xlink:href="https://kesiev.com/stampadia" text:style-name="Internet_20_link" text:visited-style-name="Visited_20_Internet_20_Link"><text:span text:style-name="T213">https://kesiev.com/stampadia</text:span></text:a><text:span text:style-name="T215">. </text:span><text:span text:style-name="T216">Go there, download the daily page, and bring back to life the story </text:span><text:span text:style-name="T217">of </text:span><text:span text:style-name="T216">a brave Stampadian!</text:span></text:p>
        <text:p text:style-name="P50"/>
        <text:p text:style-name="P1">Setup</text:p>
        <text:p text:style-name="P68"/>
        <text:p text:style-name="P7">Print the adventure sheet, pick 2 dice, a pencil, an eraser, <text:span text:style-name="T131">the Hero </text:span><text:span text:style-name="T183">T</text:span><text:span text:style-name="T131">oken</text:span> (<text:span text:style-name="T131">you can use a small button, </text:span><text:span text:style-name="T184">thimble,</text:span><text:span text:style-name="T131"> or a cube taken from another board game</text:span>), and you're ready to go!</text:p>
        <text:p text:style-name="P7"/>
        <text:p text:style-name="P67">Your memory</text:p>
        <text:p text:style-name="P73"/>
        <text:p text:style-name="P54"><text:span text:style-name="T376">Adventure sheets</text:span> <text:span text:style-name="T375">may </text:span>ask you to <text:span text:style-name="T11">learn and forget specific keywords</text:span>. <text:span text:style-name="T375">It looks like that you’ve to keep these keywords</text:span> <text:span text:style-name="T11">on </text:span><text:span text:style-name="T80">any</text:span><text:span text:style-name="T11"> adventure you’re going to play </text:span><text:span text:style-name="T82">next</text:span>. <text:span text:style-name="T377">It seems that Stampadians had a very good memory but w</text:span><text:span text:style-name="T371">e suggest you </text:span><text:span text:style-name="T375">to keep track of</text:span><text:span text:style-name="T371"> them on a sheet </text:span><text:span text:style-name="T377">instead </text:span><text:span text:style-name="T375">and</text:span><text:span text:style-name="T371"> </text:span><text:span text:style-name="T375">use</text:span><text:span text:style-name="T371"> </text:span><text:span text:style-name="T375">it every time you play</text:span><text:span text:style-name="T371">. </text:span><text:span text:style-name="T377">Keeping this list </text:span><text:span text:style-name="T83">may help you to uncover secrets</text:span><text:span text:style-name="T377"> in the future but </text:span><text:span text:style-name="T83">y</text:span><text:span text:style-name="T80">ou may </text:span><text:span text:style-name="T83">still play </text:span><text:span text:style-name="T80">Stampadia with no memory</text:span><text:span text:style-name="T372">, </text:span><text:span text:style-name="T375">starting with no keywords and noting</text:span><text:span text:style-name="T372"> the</text:span><text:span text:style-name="T375">m </text:span><text:span text:style-name="T373">on</text:span><text:span text:style-name="T372"> </text:span><text:span text:style-name="T373">the adventure sheet borders.</text:span></text:p>
        <text:p text:style-name="P54"/>
        <text:p text:style-name="P28"><draw:frame draw:style-name="fr1" draw:name="Image12" text:anchor-type="char" svg:width="2.72cm" svg:height="2.693cm" draw:z-index="3"><draw:image xlink:href="Pictures/10000201000002AA000002A4702C8E8A0933F077.png" xlink:type="simple" xlink:show="embed" xlink:actuate="onLoad" draw:mime-type="image/png"/></draw:frame></text:p>
        <text:p text:style-name="P6"><text:s/><text:span text:style-name="T1">How to read the </text:span><text:span text:style-name="T3">Map</text:span></text:p>
        <text:p text:style-name="P75"/>
        <text:p text:style-name="P8"><text:span text:style-name="T185">It’s a grid that shows where rooms, enemies, treasures, and traps are. </text:span><text:span text:style-name="T103">When your adventure starts only </text:span><text:span text:style-name="T132">the walls of </text:span><text:span text:style-name="T187">the</text:span><text:span text:style-name="T103"> </text:span><text:span text:style-name="T187">starting </text:span><text:span text:style-name="T103">room </text:span><text:span text:style-name="T133">are</text:span><text:span text:style-name="T103"> </text:span><text:span text:style-name="T107">visible</text:span><text:span text:style-name="T103"> (the squared </text:span><text:span text:style-name="T132">black outline</text:span><text:span text:style-name="T103"> with </text:span><text:span text:style-name="T281">a</text:span><text:span text:style-name="T103"> stairs </text:span><text:span text:style-name="T188">symbol </text:span><text:span text:style-name="T132">in the middle</text:span><text:span text:style-name="T103">) but you’ll </text:span><text:span text:style-name="T108">soon </text:span><text:span text:style-name="T103">discover </text:span><text:span text:style-name="T104">more rooms as your hero </text:span><text:span text:style-name="T109">will start</text:span><text:span text:style-name="T104"> exploring</text:span><text:span text:style-name="T105">.</text:span></text:p>
        <text:p text:style-name="P6"/>
        <text:p text:style-name="P56">Calculating the distance</text:p>
        <text:p text:style-name="P68"/>
        <text:p text:style-name="P6"><text:span text:style-name="T106">Sometimes you’ll need to </text:span><text:span text:style-name="T186">check</text:span><text:span text:style-name="T106"> the distance between two cells on the map. </text:span>To calculate <text:span text:style-name="T106">it</text:span>, count the number of cells crossed by the shortest path from these two cells, moving orthogonally and <text:span text:style-name="T11">counting the destination cell too</text:span>. This path can cross any cell and door but can't cross room walls.</text:p>
        <text:p text:style-name="P6"/>
        <text:p text:style-name="P1">How to read the Rooms Table</text:p>
        <text:p text:style-name="P68"/>
        <text:p text:style-name="P9">The Rooms <text:span text:style-name="T169">T</text:span>able shows which rooms your dungeon <text:span text:style-name="T151">has</text:span>, where they are, and how they work. <text:span text:style-name="T110">Try avoiding</text:span> spoilers and <text:span text:style-name="T11">read this table just</text:span> <text:span text:style-name="T11">when needed</text:span>!</text:p>
        <text:p text:style-name="P9">The first column indicates the room number and ha<text:span text:style-name="T151">s</text:span> a checkbox on it: the game will instruct you how to use these <text:span text:style-name="T284">during the adventure.</text:span></text:p>
        <text:p text:style-name="P9">The second column indicates where <text:span text:style-name="T282">the </text:span>room <text:span text:style-name="T285">is</text:span> on the map and you will <text:span text:style-name="T283">use this information to </text:span>draw them as your hero explores the dungeon.</text:p>
        <text:p text:style-name="P9">The third column shows the Room Instructions, which describe how that specific room works. When your hero will be in that room you <text:span text:style-name="T286">will</text:span> follow that room’<text:span text:style-name="T152">s</text:span> rules.</text:p>
        <text:p text:style-name="P1"><text:soft-page-break/>How to read the Inventory</text:p>
        <text:p text:style-name="P68"/>
        <text:p text:style-name="P10">The <text:span text:style-name="T173">I</text:span>nventory lists <text:span text:style-name="T178">your hero</text:span> <text:span text:style-name="T136">equipment</text:span> (the <text:span text:style-name="T175">Equipment S</text:span>croll) and <text:span text:style-name="T179">gold</text:span> (the <text:span text:style-name="T180">Gold Bar</text:span>). The <text:span text:style-name="T176">G</text:span>old <text:span text:style-name="T176">B</text:span>ar <text:span text:style-name="T287">also tracks</text:span> your time <text:span text:style-name="T288">left </text:span>and your end-game score!</text:p>
        <text:p text:style-name="P10"/>
        <text:p text:style-name="P6"><text:span text:style-name="T8">Spend</text:span><text:span text:style-name="T9">ing</text:span><text:span text:style-name="T4"> gold (-</text:span><text:span text:style-name="T8"> </text:span><text:span text:style-name="T4">xG)</text:span></text:p>
        <text:p text:style-name="P68"/>
        <text:p text:style-name="P10">Spend gold (- xG) ticking <text:span text:style-name="T322">x</text:span> circle<text:span text:style-name="T322">s</text:span> from the <text:span text:style-name="T180">Gold Bar</text:span>. If you don't have enough empty circles in the <text:span text:style-name="T180">Gold Bar</text:span> to <text:span text:style-name="T154">act</text:span>, that action cannot be performed.</text:p>
        <text:p text:style-name="P10"/>
        <text:p text:style-name="P10"><draw:frame draw:style-name="fr3" draw:name="Image2" text:anchor-type="char" svg:y="0.041cm" svg:width="3.119cm" svg:height="2.618cm" draw:z-index="10"><draw:image xlink:href="Pictures/100002010000014E0000011868156ADE56BC644C.png" xlink:type="simple" xlink:show="embed" xlink:actuate="onLoad" draw:mime-type="image/png"/></draw:frame></text:p>
        <text:p text:style-name="P21"><text:span text:style-name="T6">Time is </text:span><text:span text:style-name="T7">G</text:span><text:span text:style-name="T6">old!</text:span></text:p>
        <text:p text:style-name="P76"/>
        <text:p text:style-name="P27"><text:span text:style-name="T111">The game</text:span><text:span text:style-name="T11"> uses gold to track your time left</text:span> too: 1 gold is spent every time the Hero <text:span text:style-name="T183">T</text:span>oken crosses a door <text:span text:style-name="T76">when</text:span><text:span text:style-name="T75"> exploring and fighting</text:span><text:span text:style-name="T11">.</text:span> <text:span text:style-name="T14">I</text:span><text:span text:style-name="T11">f you can't afford that, your </text:span><text:span text:style-name="T14">time is up and you</text:span><text:span text:style-name="T15">r </text:span><text:span text:style-name="T11">hero is lost in the dungeon.</text:span> <text:span text:style-name="T140">Y</text:span>ou've to leave him to his terrible fate and <text:span text:style-name="T11">your game ends</text:span>.</text:p>
        <text:p text:style-name="P6"/>
        <text:p text:style-name="P56">Gaining gold (+x G)</text:p>
        <text:p text:style-name="P68"/>
        <text:p text:style-name="P10">Gain gold (+x G) erasing ticks from the <text:span text:style-name="T180">Gold Bar</text:span>. If you don't have enough ticked circles on the <text:span text:style-name="T180">Gold Bar</text:span>, use the ones you have and the remaining gained gold is lost. If your quest ends successfully, the gold left is your score so try to manage it as better as you can!</text:p>
        <text:p text:style-name="P10"/>
        <text:p text:style-name="P56">Using items</text:p>
        <text:p text:style-name="P68"/>
        <text:p text:style-name="P25"><text:span text:style-name="T341">At any time during your adventure, y</text:span><text:span text:style-name="T338">ou can use the items listed in the Equipment Scroll </text:span><text:span text:style-name="T66">that have a</text:span><text:span text:style-name="T68">n unticked</text:span><text:span text:style-name="T66"> box </text:span><text:span text:style-name="T70">on the left</text:span><text:span text:style-name="T66"> </text:span><text:span text:style-name="T73">of </text:span><text:span text:style-name="T66">its name</text:span><text:span text:style-name="T338">. </text:span><text:span text:style-name="T342">T</text:span><text:span text:style-name="T339">he brackets </text:span><text:span text:style-name="T340">following</text:span><text:span text:style-name="T339"> </text:span><text:span text:style-name="T345">the item</text:span><text:span text:style-name="T339"> name </text:span><text:span text:style-name="T342">instruct you on how to use it</text:span><text:span text:style-name="T339"> </text:span><text:span text:style-name="T340">and are read</text:span><text:span text:style-name="T339"> the same way </text:span><text:span text:style-name="T353">as</text:span><text:span text:style-name="T340"> room </text:span><text:span text:style-name="T341">instructions</text:span><text:span text:style-name="T340"> (see “How to read room instructions”).</text:span><text:span text:style-name="T338"> </text:span><text:span text:style-name="T340">To </text:span><text:span text:style-name="T338">use </text:span><text:span text:style-name="T339">an item, </text:span><text:span text:style-name="T347">read</text:span><text:span text:style-name="T339"> the </text:span><text:span text:style-name="T341">text in the brackets</text:span><text:span text:style-name="T339">,</text:span><text:span text:style-name="T338"> </text:span><text:span text:style-name="T71">check</text:span><text:span text:style-name="T66"> </text:span><text:span text:style-name="T67">the condition</text:span><text:span text:style-name="T66"> before the » symbol </text:span><text:span text:style-name="T125">and, if it’s verified,</text:span><text:span text:style-name="T126"> </text:span>tick <text:span text:style-name="T343">the item</text:span> box and apply <text:span text:style-name="T347">the </text:span><text:span text:style-name="T344">item</text:span> effect.</text:p>
        <text:p text:style-name="P26"><text:span text:style-name="T341">Once an item box </text:span><text:span text:style-name="T348">has been </text:span><text:span text:style-name="T341">ticked, </text:span><text:span text:style-name="T69">there is no way to use it again</text:span><text:span text:style-name="T341">,</text:span> so use them wisely!</text:p>
        <text:p text:style-name="P66">Losing an item (lose x)</text:p>
        <text:p text:style-name="P72"/>
        <text:p text:style-name="P53">Using an item isn’t the only way to lose it: your hero may trade <text:span text:style-name="T346">it</text:span> for other goods… or lose it getting into trouble. <text:span text:style-name="T346">When the game instructs you to</text:span> lose an item, tick the item box <text:span text:style-name="T348">if any </text:span>in the Equipment Scroll without applying its effects.</text:p>
        <text:p text:style-name="P26"/>
        <text:p text:style-name="P66"><text:span text:style-name="T352">Getting</text:span> an item (<text:span text:style-name="T350">get</text:span> x)</text:p>
        <text:p text:style-name="P72"/>
        <text:p text:style-name="P53"><text:span text:style-name="T346">Some items in the</text:span> Equipment Scrolls <text:span text:style-name="T346">don’t have <text:s/>any box on the left</text:span> its name. <text:span text:style-name="T346">These are </text:span><text:span text:style-name="T348">the </text:span><text:span text:style-name="T346">items <text:s/></text:span><text:span text:style-name="T70">you don’t have </text:span><text:span text:style-name="T72">and you can’t use</text:span><text:span text:style-name="T346"> that </text:span><text:span text:style-name="T70">may be</text:span><text:span text:style-name="T346"> </text:span><text:span text:style-name="T348">somewhere </text:span><text:span text:style-name="T354">in</text:span><text:span text:style-name="T346"> the dungeon. When the game instructs you to </text:span><text:span text:style-name="T351">get</text:span><text:span text:style-name="T346"> a</text:span><text:span text:style-name="T348">n</text:span><text:span text:style-name="T346"> item, </text:span><text:span text:style-name="T348">find it in the Equipment Scroll and draw a small box on the left of its name: you’ll be able to use it (or lose it) checking this box later.</text:span></text:p>
        <text:p text:style-name="P34"><draw:frame draw:style-name="fr3" draw:name="Image4" text:anchor-type="char" svg:y="0.448cm" svg:width="3.944cm" svg:height="2.436cm" draw:z-index="11"><draw:image xlink:href="Pictures/1000020100000157000000D43BA6EDDE9C7F090D.png" xlink:type="simple" xlink:show="embed" xlink:actuate="onLoad" draw:mime-type="image/png"/></draw:frame></text:p>
        <text:p text:style-name="P2">How to read the <text:span text:style-name="T190">Hero Sheet</text:span></text:p>
        <text:p text:style-name="P68"/>
        <text:p text:style-name="P12">The Hero <text:span text:style-name="T190">Sheet</text:span> shows your hero stats: there is a row of <text:span text:style-name="T11">defense bonuses</text:span> (+x DEF), a row of groups of <text:span text:style-name="T11">HP boxes</text:span> that tracks the hero health points (HP), a row of <text:span text:style-name="T11">pairs of </text:span><text:span text:style-name="T13">abilities</text:span> the hero will use in battle, and a row of groups of <text:span text:style-name="T11">XP boxes</text:span> that track the hero experience points (XP).</text:p>
        <text:p text:style-name="P12"><text:span text:style-name="T400">When</text:span> your adventure <text:span text:style-name="T400">sta</text:span><text:span text:style-name="T401">rts</text:span>, only the first column <text:span text:style-name="T289">of </text:span>stats <text:span text:style-name="T297">is</text:span> enabled and the <text:span text:style-name="T135">other columns</text:span> are ignored, but you will unlock more columns <text:span text:style-name="T290">as your hero gains</text:span> XP<text:span text:style-name="T291">s</text:span>: <text:span text:style-name="T399">when</text:span> a group of XP boxes is completed, the relative column will be enabled, giving your hero <text:span text:style-name="T11">more </text:span><text:span text:style-name="T50">defense bonuses</text:span><text:span text:style-name="T11">, H</text:span><text:span text:style-name="T25">P</text:span><text:span text:style-name="T11">, and </text:span><text:span text:style-name="T16">abilitie</text:span><text:span text:style-name="T11">s to use</text:span>!</text:p>
        <text:p text:style-name="P6"/>
        <text:p text:style-name="P56">Gaining XP (+x XP)</text:p>
        <text:p text:style-name="P68"/>
        <text:p text:style-name="P12">Your hero will gain XP (+x XP) killing <text:span text:style-name="T135">enemies</text:span>. Tick as many XP boxes as the gained XP starting from the leftmost group with at least one unchecked box.</text:p>
        <text:p text:style-name="P38">As you tick all of the <text:span text:style-name="T189">XP </text:span>boxes of a group, your hero will enable <text:span text:style-name="T135">the abilities and bonuses of the relative column</text:span>, becoming stronger!</text:p>
        <text:p text:style-name="P12"/>
        <text:p text:style-name="P59"><text:soft-page-break/>Losing hero's <text:span text:style-name="T329">XP</text:span> (-x <text:span text:style-name="T329">XP</text:span>)</text:p>
        <text:p text:style-name="P74"/>
        <text:p text:style-name="P30"><text:span text:style-name="T329">Experience is a very valuable resource and the Stampadians </text:span><text:span text:style-name="T330">rogues and gods</text:span><text:span text:style-name="T329"> know it very well. In the rare case your hero </text:span><text:span text:style-name="T332">must</text:span><text:span text:style-name="T329"> lose his experience points (-</text:span><text:span text:style-name="T331">x</text:span><text:span text:style-name="T329"> XP) s</text:span>tarting from the leftmost <text:span text:style-name="T329">ticked</text:span> <text:span text:style-name="T329">XP</text:span> box, <text:span text:style-name="T329">erase </text:span>as many boxes as the <text:span text:style-name="T329">experience points</text:span> your hero <text:span text:style-name="T329">lost</text:span>. <text:span text:style-name="T11">If </text:span><text:span text:style-name="T61">a group of XP boxes is no longer completed, you</text:span><text:span text:style-name="T62">r hero </text:span><text:span text:style-name="T63">loses</text:span><text:span text:style-name="T61"> its column </text:span><text:span text:style-name="T63">bonuses</text:span><text:span text:style-name="T61"> and you’ve to erase all the ticks of that column HP boxes.</text:span></text:p>
        <text:p text:style-name="P30"/>
        <text:p text:style-name="P41"><draw:frame draw:style-name="fr3" draw:name="Image5" text:anchor-type="char" svg:y="0.15cm" svg:width="2.928cm" svg:height="3.441cm" draw:z-index="6"><draw:image xlink:href="Pictures/1000020100000139000001700FE4442D19CBC70B.png" xlink:type="simple" xlink:show="embed" xlink:actuate="onLoad" draw:mime-type="image/png"/></draw:frame></text:p>
        <text:p text:style-name="P60">Gaining hero's HP (+x HP)</text:p>
        <text:p text:style-name="P71"/>
        <text:p text:style-name="P45"><text:span text:style-name="T329">Some items or special events may give your hero some health back (+x HP). Starting from the rightmost ticked HP box of the Hero </text:span><text:span text:style-name="T190">Sheet</text:span><text:span text:style-name="T329">, erase as many ticks as the HP </text:span><text:span text:style-name="T136">your</text:span><text:span text:style-name="T329"> hero gained. </text:span><text:span text:style-name="T61">If you don't have any ticked HP box </text:span><text:span text:style-name="T64">a</text:span><text:span text:style-name="T65">vailable</text:span><text:span text:style-name="T61">, the cure is lost.</text:span></text:p>
        <text:p text:style-name="P12"/>
        <text:p text:style-name="P56">Losing hero's HP (-x HP)</text:p>
        <text:p text:style-name="P68"/>
        <text:p text:style-name="P6">Your hero may lose his health (-x HP) in fights or falling in<text:span text:style-name="T155">to</text:span> traps. Starting from the leftmost <text:span text:style-name="T11">available</text:span> unticked HP box, tick as many boxes as the damages your hero got. <text:span text:style-name="T11">If you </text:span><text:span text:style-name="T52">have to tick a</text:span><text:span text:style-name="T53">n</text:span><text:span text:style-name="T52"> HP box and </text:span><text:span text:style-name="T53">there aren’t any </text:span><text:span text:style-name="T54">that’s </text:span><text:span text:style-name="T53">available and unticked</text:span><text:span text:style-name="T11">, your hero </text:span><text:span text:style-name="T51">is dead</text:span><text:span text:style-name="T11">!</text:span></text:p>
        <text:p text:style-name="P6"/>
        <text:p text:style-name="P64">When your hero dies...</text:p>
        <text:p text:style-name="P68"/>
        <text:p text:style-name="P11">Check <text:span text:style-name="T136">the </text:span><text:span text:style-name="T177">Equipment Scroll</text:span><text:span text:style-name="T136"> of the</text:span> <text:span text:style-name="T174">I</text:span>nventory: if you have the <text:span text:style-name="T11">Resurrection</text:span> <text:span text:style-name="T11">item</text:span> <text:span text:style-name="T328">still unused (i.e. with its box unticked) </text:span>and <text:span text:style-name="T293">at least</text:span> 5 <text:span text:style-name="T294">g</text:span>old <text:span text:style-name="T292">left</text:span>, you may <text:span text:style-name="T296">tick</text:span> its box, tick 5 <text:span text:style-name="T137">g</text:span>old <text:span text:style-name="T138">from the </text:span><text:span text:style-name="T180">Gold Bar</text:span>, remove all the ticks <text:span text:style-name="T156">from</text:span> the HP boxes, move your Hero <text:span text:style-name="T183">T</text:span>oken <text:span text:style-name="T139">back to</text:span> the <text:span text:style-name="T139">cell with the stairs symbol</text:span>, and continue your adventure. But beware: you can use an item<text:span text:style-name="T11"> only once</text:span> so use it carefully!</text:p>
        <text:p text:style-name="P29">If you don't have any resurrection item, you don't have enough gold to use it, <text:span text:style-name="T295">or you don’t want to use it</text:span> <text:span text:style-name="T11">your </text:span><text:span text:style-name="T55">game ends.</text:span></text:p>
        <text:p text:style-name="P29"/>
        <text:p text:style-name="P1">How to read the Enemy <text:span text:style-name="T193">Sheet</text:span></text:p>
        <text:p text:style-name="P68"/>
        <text:p text:style-name="P12">The <text:span text:style-name="T182">Enemy </text:span><text:span text:style-name="T194">Sheet</text:span> shows all of your enemies stats: there is a row of <text:span text:style-name="T11">defense bonuses</text:span> (+x DEF), a set of <text:span text:style-name="T11">symbols</text:span> to show <text:span text:style-name="T11">which columns are enabled for specific enemies</text:span>, a row of <text:span text:style-name="T11">pairs of </text:span><text:span text:style-name="T16">abilitie</text:span><text:span text:style-name="T11">s</text:span> the enemy will use in battle, and the XP bonus your hero will gain killing that enemy in battle (+x XP).</text:p>
        <text:p text:style-name="P12">When dealing with an enemy, <text:span text:style-name="T11">only the first column </text:span><text:span text:style-name="T111">(ALL) </text:span><text:span text:style-name="T11">and the columns matching that enemy shape are enabled</text:span>, the other columns are ignored. Enemies that do<text:span text:style-name="T157">n</text:span>'t match any column just have the first column enabled.</text:p>
        <text:p text:style-name="P12"><text:span text:style-name="T158">Enemy’s</text:span> health is tracked directly <text:span text:style-name="T142">by</text:span> <text:span text:style-name="T130">its symbol </text:span><text:span text:style-name="T159">on </text:span>the map: when an enemy loses HP <text:span text:style-name="T17">tick </text:span><text:span text:style-name="T26">a</text:span><text:span text:style-name="T11"> white circle on its symbol</text:span> <text:span text:style-name="T142">and</text:span> when there is no white circle available, <text:span text:style-name="T17">cross the </text:span><text:span text:style-name="T27">entire </text:span><text:span text:style-name="T17">cell on the map</text:span><text:span text:style-name="T11">, marking </text:span><text:span text:style-name="T17">the enemy’</text:span><text:span text:style-name="T28">s</text:span><text:span text:style-name="T11"> death</text:span>.</text:p>
        <text:p text:style-name="P12"/>
        <text:p text:style-name="P12"><draw:frame draw:style-name="fr1" draw:name="Image6" text:anchor-type="char" svg:width="3.369cm" svg:height="1.97cm" draw:z-index="4"><draw:image xlink:href="Pictures/1000020100000145000000BE409C285400A49342.png" xlink:type="simple" xlink:show="embed" xlink:actuate="onLoad" draw:mime-type="image/png"/></draw:frame></text:p>
        <text:p text:style-name="P6"><text:span text:style-name="T1">S</text:span><text:span text:style-name="T2">tarting the game</text:span></text:p>
        <text:p text:style-name="P68"/>
        <text:p text:style-name="P18">Write down your hero name in the space on the top left of the adventure sheet. Try something evocative!</text:p>
        <text:p text:style-name="P11">Place the Hero <text:span text:style-name="T183">T</text:span>oken on the stairs cell of the map, find the starting room on the Room table (the row with the stairs symbol on the second column), read the stairs room instructions, and you're ready to start your adventure!</text:p>
        <text:p text:style-name="P13">The starting room contains no enemy, so keep reading the next paragraph.</text:p>
        <text:p text:style-name="P6"/>
        <text:p text:style-name="P4">When there are no enemies...</text:p>
        <text:p text:style-name="P68"/>
        <text:p text:style-name="P7">When the Hero <text:span text:style-name="T183">T</text:span>oken <text:span text:style-name="T305">is </text:span>in a room with no enemies (the gray circles with horns) <text:span text:style-name="T10">y</text:span>ou can <text:span text:style-name="T11">move the Hero </text:span><text:span text:style-name="T30">T</text:span><text:span text:style-name="T11">oken orthogonally by one space multiple times</text:span>. Things may happen while you're moving <text:span text:style-name="T160">you</text:span><text:span text:style-name="T168">r</text:span> hero in rooms, so follow the room instructions of the Rooms <text:span text:style-name="T172">T</text:span>able to manage special conditions, like when moving the Hero <text:span text:style-name="T183">T</text:span>oken over grayed numbered cells. <text:span text:style-name="T11">Any </text:span><text:span text:style-name="T44">entirely </text:span><text:span text:style-name="T11">crossed cell is considered a cell with no symbol on it.</text:span> The Hero <text:span text:style-name="T183">T</text:span>oken can't cross room walls but it may leave a room crossing a door, marked by a rectangle <text:span text:style-name="T274">along</text:span> <text:soft-page-break/>the room walls: stop the Hero <text:span text:style-name="T183">T</text:span>oken outside the door and <text:span text:style-name="T11">spend 1 gold</text:span>. Then, if the Hero <text:span text:style-name="T183">T</text:span>oken is no longer inside a room, <text:span text:style-name="T11">you've discovered a new one</text:span>: sum the black number under the Hero <text:span text:style-name="T183">T</text:span>oken with th<text:span text:style-name="T273">at</text:span> cell's column and row numbers, and follow the <text:span text:style-name="T248">next paragraph </text:span><text:span text:style-name="T249">instructions.</text:span></text:p>
        <text:p text:style-name="P7"/>
        <text:p text:style-name="P58">Discovering a new room</text:p>
        <text:p text:style-name="P69"/>
        <text:p text:style-name="P14">The second column of the Rooms <text:span text:style-name="T170">T</text:span>able explains where the room is on the map.</text:p>
        <text:p text:style-name="P32"><text:span text:style-name="T134">First, draw the </text:span><text:span text:style-name="T12">room walls</text:span><text:span text:style-name="T134">:</text:span> <text:span text:style-name="T134">the </text:span>first pair of numbers <text:s/>tell in <text:span text:style-name="T11">which</text:span> <text:span text:style-name="T11">column and row the top-left cell of the room is</text:span> on the map (i.e. 3,5 <text:span text:style-name="T395">means </text:span><text:span text:style-name="T396">that the top-left</text:span><text:span text:style-name="T395"> </text:span><text:span text:style-name="T397">cell of the room</text:span><text:span text:style-name="T395"> </text:span><text:span text:style-name="T396">is </text:span><text:span text:style-name="T395">at column 3 row 5</text:span>), and the second pair of numbers tells <text:span text:style-name="T11">how many cells the room is large and tall </text:span><text:span text:style-name="T111">(i.e. 4x3 </text:span><text:span text:style-name="T128">means </text:span><text:span text:style-name="T129">that the room has a</text:span><text:span text:style-name="T128"> </text:span><text:span text:style-name="T129">width of 4 cells and a height of 3 cells</text:span><text:span text:style-name="T111">)</text:span>. Find the top-left cell of the discovered room and draw the room rectangle on the map.<text:span text:style-name="T11"> </text:span>Remember that the top-left cell of the first pair of numbers will <text:span text:style-name="T271">end</text:span> inside the room. You can note the room number anywhere inside the room, so you can use it to find the room instructions later easily.</text:p>
        <text:p text:style-name="P17"><text:span text:style-name="T270">The </text:span><text:span text:style-name="T272">room walls</text:span><text:span text:style-name="T270"> may cross tiny rectangles </text:span><text:span text:style-name="T273">already </text:span><text:span text:style-name="T270">printed on the sheet: these are the</text:span><text:span text:style-name="T49"> room doors</text:span><text:span text:style-name="T117"> your hero may use to leave the room.</text:span></text:p>
        <text:p text:style-name="P14"><text:span text:style-name="T134">Finally</text:span>, if your Hero <text:span text:style-name="T183">T</text:span>oken is inside this new room, read and follow the room instructions <text:span text:style-name="T134">on</text:span> the third column.</text:p>
        <text:p text:style-name="P14"/>
        <text:p text:style-name="P14"><draw:frame draw:style-name="fr1" draw:name="Image9" text:anchor-type="char" svg:width="2.207cm" svg:height="2.528cm" draw:z-index="5"><draw:image xlink:href="Pictures/10000201000001220000014CA0D4B858A9D02F95.png" xlink:type="simple" xlink:show="embed" xlink:actuate="onLoad" draw:mime-type="image/png"/></draw:frame></text:p>
        <text:p text:style-name="P61">How to read room instructions</text:p>
        <text:p text:style-name="P70"/>
        <text:p text:style-name="P15">Find the room number on the first column of the Rooms <text:span text:style-name="T171">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85"><text:span text:style-name="T313">Room instructions </text:span><text:span text:style-name="T314">contain up to two lines of text </text:span><text:span text:style-name="T315">per room,</text:span><text:span text:style-name="T314"> that must be read sequentially and </text:span><text:span text:style-name="T313">may contain trigger and action lines. </text:span><text:span text:style-name="T316">Some lines may contain the </text:span><text:span text:style-name="T318">|</text:span><text:span text:style-name="T316"> symbol to split a line in</text:span><text:span text:style-name="T317">to</text:span><text:span text:style-name="T316"> multiple autonomous lines.</text:span></text:p>
        <text:p text:style-name="P15">A <text:span text:style-name="T11">trigger</text:span> line <text:span text:style-name="T153">has</text:span> the <text:span text:style-name="T11">» symbol</text:span> on it: the left side is the <text:span text:style-name="T11">condition</text:span>, which activates the consequent <text:span text:style-name="T11">action</text:span> on the right side <text:span text:style-name="T48">every time </text:span><text:span text:style-name="T60">it</text:span><text:span text:style-name="T48"> is</text:span><text:span text:style-name="T11"> </text:span><text:span text:style-name="T60">satisfied</text:span>. <text:span text:style-name="T263">Conditions may be composed </text:span><text:span text:style-name="T298">of</text:span><text:span text:style-name="T263"> </text:span><text:span text:style-name="T46">multiple parts divided by a &amp; symbol</text:span><text:span text:style-name="T263">: </text:span><text:span text:style-name="T46">all of its parts must be verified</text:span><text:span text:style-name="T263"> </text:span><text:span text:style-name="T299">to</text:span><text:span text:style-name="T263"> trigger the linked actions. </text:span><text:span text:style-name="T267">Conditions </text:span><text:span text:style-name="T268">parts </text:span><text:span text:style-name="T267">may contain symbols for common actions</text:span><text:span text:style-name="T263">:</text:span></text:p>
        <text:p text:style-name="P15"/>
        <text:p text:style-name="P15"><draw:frame draw:style-name="fr1" draw:name="Image8" text:anchor-type="char" svg:width="1.976cm" svg:height="2.838cm" draw:z-index="9"><draw:image xlink:href="Pictures/10000201000000F40000015F43C29B52612E0763.png" xlink:type="simple" xlink:show="embed" xlink:actuate="onLoad" draw:mime-type="image/png"/></draw:frame></text:p>
        <text:p text:style-name="P35"><text:span text:style-name="T88">x1</text:span>: <text:span text:style-name="T264">R</text:span>oom 1 on the Rooms <text:span text:style-name="T335">T</text:span>able <text:span text:style-name="T264">must be ticked.</text:span></text:p>
        <text:p text:style-name="P37"><text:span text:style-name="T88">not x1</text:span>: Room 1 on the Rooms <text:span text:style-name="T336">T</text:span>able must not be ticked.</text:p>
        <text:p text:style-name="P46"><text:span text:style-name="T88">pay </text:span><text:span text:style-name="T94">5</text:span><text:span text:style-name="T95">G</text:span>: <text:span text:style-name="T265">You </text:span><text:span text:style-name="T266">m</text:span><text:span text:style-name="T265">ay decide to -</text:span><text:span text:style-name="T324">5G</text:span><text:span text:style-name="T323"> </text:span><text:span text:style-name="T321">to verify this condition. You must </text:span><text:span text:style-name="T333">own</text:span><text:span text:style-name="T321"> the full amount of the required resource. </text:span><text:span text:style-name="T324">The required resource may vary (i.e. “pay 5HP” requires you to -5HP, “pay 5XP” requires you to -5XP).</text:span></text:p>
        <text:p text:style-name="P40"><text:span text:style-name="T87">“</text:span><text:span text:style-name="T102">L</text:span><text:span text:style-name="T101">et’s go!</text:span><text:span text:style-name="T100">”</text:span><text:span text:style-name="T334">: </text:span><text:span text:style-name="T120">You </text:span><text:span text:style-name="T121">may</text:span><text:span text:style-name="T120"> decide to have your hero say “</text:span><text:span text:style-name="T124">Let’s go!”</text:span><text:span text:style-name="T120"> to </text:span><text:span text:style-name="T123">verify</text:span><text:span text:style-name="T120"> this condition </text:span><text:span text:style-name="T122">part.</text:span></text:p>
        <text:p text:style-name="P44"><text:span text:style-name="T98">pay</text:span><text:span text:style-name="T88"> </text:span><text:span text:style-name="T96">Resurrection</text:span>: You may decide to lose <text:span text:style-name="T325">your Resurrection</text:span> <text:span text:style-name="T327">item</text:span> <text:span text:style-name="T325">from the Equipment Scroll </text:span>to verify this condition part. <text:span text:style-name="T326">The item</text:span> must be <text:span text:style-name="T349">available and </text:span><text:span text:style-name="T326">still</text:span> unused (i.e. <text:span text:style-name="T349">with an unticked box on the left of its name</text:span>).</text:p>
        <text:p text:style-name="P42"><text:span text:style-name="T88">no foes</text:span>: All enemies in the room <text:span text:style-name="T319">must have</text:span> been killed (i.e. has been crossed out in the map).</text:p>
        <text:p text:style-name="P47"><text:span text:style-name="T88">kill</text:span><text:span text:style-name="T97">ed</text:span><text:span text:style-name="T88"> last foe</text:span>: You have just killed this room last enemy.</text:p>
        <text:p text:style-name="P48"><text:span text:style-name="T88">know ‘Sword’</text:span>: You <text:span text:style-name="T11">learned</text:span> the keyword <text:span text:style-name="T11">Sword</text:span><text:span text:style-name="T111">. </text:span><text:span text:style-name="T221">I</text:span><text:span text:style-name="T222">f you’re </text:span><text:span text:style-name="T223">tracking your memory on a sheet</text:span><text:span text:style-name="T222">,</text:span><text:span text:style-name="T127"> </text:span><text:span text:style-name="T81">you must have this keyword noted.</text:span></text:p>
        <text:p text:style-name="P48"><text:span text:style-name="T88">forget ‘Sword’</text:span><text:span text:style-name="T111">: You </text:span><text:span text:style-name="T11">learned</text:span><text:span text:style-name="T111"> the keyword </text:span><text:span text:style-name="T11">Sword </text:span><text:span text:style-name="T111">and </text:span><text:span text:style-name="T11">you </text:span><text:span text:style-name="T84">may decide to </text:span><text:span text:style-name="T205">forget it</text:span><text:span text:style-name="T226">. </text:span><text:span text:style-name="T221">I</text:span><text:span text:style-name="T222">f you’re </text:span><text:span text:style-name="T223">tracking your memory on a sheet</text:span><text:span text:style-name="T222">,</text:span><text:span text:style-name="T227"> </text:span><text:span text:style-name="T210">you must have this keyword noted and </text:span><text:span text:style-name="T212">you must </text:span><text:span text:style-name="T210">erase it.</text:span></text:p>
        <text:p text:style-name="P39"/>
        <text:p text:style-name="P16"><text:span text:style-name="T11">Action</text:span> lines <text:span text:style-name="T11">d</text:span><text:span text:style-name="T24">o</text:span><text:span text:style-name="T11">n't contain any » symbol </text:span><text:span text:style-name="T118">and</text:span> are executed<text:span text:style-name="T11"> </text:span><text:span text:style-name="T58">only</text:span><text:span text:style-name="T11"> once,</text:span><text:span text:style-name="T306"> </text:span><text:span text:style-name="T307">and </text:span><text:span text:style-name="T306">when </text:span><text:span text:style-name="T167">they </text:span><text:span text:style-name="T307">are </text:span>read <text:span text:style-name="T307">for </text:span>the first time. Actions may <text:span text:style-name="T269">contain</text:span> symbols too:</text:p>
        <text:p text:style-name="P16"/>
        <text:p text:style-name="P36"><text:span text:style-name="T88">x1</text:span><text:span text:style-name="T11">: </text:span><text:span text:style-name="T115">Tick the room 1 box on the Rooms Table.</text:span></text:p>
        <text:p text:style-name="P22"><text:span text:style-name="T92">x</text:span><text:span text:style-name="T93">[1]</text:span><text:span text:style-name="T47">: </text:span><text:span text:style-name="T116">Cross entirely the grayed cell inside this room that has a 1 on it.</text:span></text:p>
        <text:p text:style-name="P43"><text:span text:style-name="T88">no escape</text:span><text:span text:style-name="T111">: You can’t leave the room until all enemies </text:span><text:span text:style-name="T119">have</text:span><text:span text:style-name="T111"> been </text:span><text:span text:style-name="T119">killed.</text:span></text:p>
        <text:p text:style-name="P42"><text:soft-page-break/><text:span text:style-name="T214">room is empty</text:span><text:span text:style-name="T111">: Ignore all of the enemies and grayed cells in this room.</text:span></text:p>
        <text:p text:style-name="P42"><text:span text:style-name="T88">stop reading</text:span><text:span text:style-name="T111">: Ignore the next lines in this room description.</text:span></text:p>
        <text:p text:style-name="P49">learn ‘Sword’<text:span text:style-name="T364">: You’ve </text:span><text:span text:style-name="T363">learned</text:span><text:span text:style-name="T364"> the keyword </text:span><text:span text:style-name="T363">Sword</text:span><text:span text:style-name="T364">. </text:span><text:span text:style-name="T221">I</text:span><text:span text:style-name="T222">f you’re </text:span><text:span text:style-name="T223">tracking your memory on a sheet </text:span><text:span text:style-name="T225">and</text:span><text:span text:style-name="T224"> </text:span><text:span text:style-name="T225">it wasn’t noted</text:span><text:span text:style-name="T224">, </text:span><text:span text:style-name="T218">you must </text:span><text:span text:style-name="T219">note this word</text:span><text:span text:style-name="T312">.</text:span></text:p>
        <text:p text:style-name="P49">forget ‘Sword’<text:span text:style-name="T364">: You’ve to </text:span><text:span text:style-name="T363">forget</text:span><text:span text:style-name="T364"> the keyword </text:span><text:span text:style-name="T363">Sword</text:span><text:span text:style-name="T364">. </text:span><text:span text:style-name="T221">I</text:span><text:span text:style-name="T222">f you’re </text:span><text:span text:style-name="T223">tracking your memory on a sheet </text:span><text:span text:style-name="T225">and</text:span><text:span text:style-name="T222"> </text:span><text:span text:style-name="T224">if it was noted, </text:span><text:span text:style-name="T218">you must </text:span><text:span text:style-name="T220">erase</text:span><text:span text:style-name="T219"> this </text:span><text:span text:style-name="T220">key</text:span><text:span text:style-name="T219">word</text:span><text:span text:style-name="T312">.</text:span></text:p>
        <text:p text:style-name="P15"/>
        <text:p text:style-name="P65">Upside-down text?</text:p>
        <text:p text:style-name="P81"/>
        <text:p text:style-name="P55">A <text:span text:style-name="T11">trigger line</text:span> may have an action with <text:span text:style-name="T11">partial or full upside-down text</text:span>. You’ve to read the upside-down part as a continuation of the action line <text:span text:style-name="T59">once you’ve triggered its condition</text:span>. It’s a way to hide some of the consequences of your <text:span text:style-name="T308">choices</text:span>: while the upright part may give you a hint of what could happen <text:span text:style-name="T308">next</text:span>, you’ve to resist <text:span text:style-name="T308">not to </text:span>read the upside-down part! <text:span text:style-name="T308">Will you be brave enough to walk on </text:span><text:span text:style-name="T309">that</text:span><text:span text:style-name="T308"> suspicious tile? </text:span></text:p>
        <text:p text:style-name="P55"/>
        <text:p text:style-name="P51"><draw:frame draw:style-name="fr2" draw:name="Image11" text:anchor-type="char" svg:y="0.213cm" svg:width="1.949cm" svg:height="2.254cm" draw:z-index="7"><draw:image xlink:href="Pictures/100002010000013000000160F9B0ACB371B08974.png" xlink:type="simple" xlink:show="embed" xlink:actuate="onLoad" draw:mime-type="image/png"/></draw:frame></text:p>
        <text:p text:style-name="P4">When there are enemies…</text:p>
        <text:p text:style-name="P78"/>
        <text:p text:style-name="P7">When the Hero <text:span text:style-name="T183">T</text:span>oken <text:span text:style-name="T143">is </text:span>in a room with enemies (the gray circles with horns) <text:span text:style-name="T10">a</text:span> battle round starts. <text:span text:style-name="T11">All of the enemies in the room </text:span><text:span text:style-name="T18">are considered active and </text:span><text:span text:style-name="T11">will play an enemy turn in this round.</text:span> Your hero goes first.</text:p>
        <text:p text:style-name="P7"/>
        <text:p text:style-name="P62">Battle round — the hero turn</text:p>
        <text:p text:style-name="P68"/>
        <text:p text:style-name="P6">Roll two dice <text:span text:style-name="T238">and </text:span><text:span text:style-name="T35">remove all the dice that rolled a 1</text:span><text:span text:style-name="T238">: for this turn, you won’t play these.</text:span> <text:span text:style-name="T238">Then</text:span> place <text:span text:style-name="T239">the available dice</text:span> on the ability spaces of the Hero <text:span text:style-name="T190">Sheet</text:span> to activate <text:span text:style-name="T239">them</text:span>, but following these rules: you can use <text:span text:style-name="T11">enabled abilities only</text:span> (have a look <text:span text:style-name="T161">at</text:span> the "How to read the <text:span text:style-name="T181">Hero </text:span><text:span text:style-name="T190">Sheet</text:span>" for more), the <text:span text:style-name="T11">dice</text:span> <text:span text:style-name="T11">must be placed on different rows </text:span><text:span text:style-name="T31">and columns</text:span>, and <text:span text:style-name="T11">in descending order from left to right</text:span>. You may use just one dice instead and place it on any enabled ability, or play no dice at all and jump to the enemies’ turn. Then you have to <text:span text:style-name="T11">activate the abilities covered by dice in order from left to right</text:span>.</text:p>
        <text:p text:style-name="P6"/>
        <text:p text:style-name="P6"><draw:frame draw:style-name="fr1" draw:name="Image10" text:anchor-type="char" svg:width="2.454cm" svg:height="2.977cm" draw:z-index="8"><draw:image xlink:href="Pictures/10000201000001480000018EEE782C8311670A90.png" xlink:type="simple" xlink:show="embed" xlink:actuate="onLoad" draw:mime-type="image/png"/></draw:frame></text:p>
        <text:p text:style-name="P31"><text:span text:style-name="T99">(pay 1G)</text:span><text:span text:style-name="T89">:</text:span><text:span text:style-name="T369"> </text:span><text:span text:style-name="T365">T</text:span><text:span text:style-name="T366">his ability takes </text:span><text:span text:style-name="T367">more </text:span><text:span text:style-name="T366">time to be performed so</text:span><text:span text:style-name="T365"> </text:span><text:span text:style-name="T370">you’ve -1G first</text:span><text:span text:style-name="T365">. If you don’t have enough gold, t</text:span><text:span text:style-name="T368">he whole ability is not performed.</text:span></text:p>
        <text:p text:style-name="P7"><text:span text:style-name="T89">Move</text:span><text:span text:style-name="T88">:</text:span> Move the Hero <text:span text:style-name="T183">T</text:span>oken orthogonally up to the number of spaces displayed on the dice. A modifier may change the dice value (i.e. M<text:span text:style-name="T255">ove</text:span> -1 subtracts 1 <text:span text:style-name="T320">from</text:span> the movement). Follow the usual movement rules with two exceptions: <text:span text:style-name="T11">you can't move on any space that make</text:span><text:span text:style-name="T29">s </text:span><text:span text:style-name="T11">you discover a new room</text:span> and <text:span text:style-name="T11">you can't move over </text:span><text:span text:style-name="T18">cells containing </text:span><text:span text:style-name="T43">a living</text:span><text:span text:style-name="T18"> enemy</text:span>. <text:span text:style-name="T244">Note that </text:span><text:span text:style-name="T37">some rooms may prevent you from leaving the room</text:span><text:span text:style-name="T244"> until all enemies </text:span><text:span text:style-name="T245">ha</text:span><text:span text:style-name="T300">ve</text:span><text:span text:style-name="T245"> been</text:span><text:span text:style-name="T244"> eliminated. </text:span><text:span text:style-name="T361">Also, remember to </text:span><text:span text:style-name="T77">spend 1 gold when crossing a door</text:span><text:span text:style-name="T361">.</text:span></text:p>
        <text:p text:style-name="P7"><text:span text:style-name="T88">ATK/RNG:</text:span> Attack an enemy that's distant <text:span text:style-name="T74">at </text:span><text:span text:style-name="T85">most</text:span><text:span text:style-name="T355"> </text:span>RNG squares from your Hero <text:span text:style-name="T183">T</text:span>oken with the strength displayed on the dice. A modifier may change the dice value (i.e. ATK -1 subtracts 1 <text:span text:style-name="T320">from</text:span> the strength). Subtract the enemy defense (the <text:span text:style-name="T11">enabled defense bonuses</text:span> from the Enemy <text:span text:style-name="T195">Sheet</text:span> and the <text:span text:style-name="T11">gained defense</text:span> from that enemy’<text:span text:style-name="T301">s</text:span> previous turn). <text:span text:style-name="T251">I</text:span>f the resulting value is greater than 0, <text:span text:style-name="T40">the enemy loses 1 HP</text:span><text:span text:style-name="T250">: </text:span><text:span text:style-name="T11">tick one circle</text:span> fr<text:span text:style-name="T162">o</text:span>m his icon on the map to reduce his health or, <text:span text:style-name="T11">if there are no circles available,</text:span><text:span text:style-name="T250"> </text:span><text:span text:style-name="T11">cross </text:span><text:span text:style-name="T40">its</text:span><text:span text:style-name="T11"> cell entirely </text:span><text:span text:style-name="T41">to mark <text:s/></text:span><text:span text:style-name="T56">his</text:span><text:span text:style-name="T41"> </text:span><text:span text:style-name="T42">death</text:span>. Killing enemies this way makes your hero stronger: <text:span text:style-name="T11">your hero will gain all of the enabled XP bonuses of that enemy</text:span>.</text:p>
        <text:p text:style-name="P6"><text:span text:style-name="T88">DEF:</text:span> Set the defense by the value displayed on the dice. A modifier may change the dice value (i.e. DEF -1 subtracts 1 <text:span text:style-name="T320">from</text:span> the defense). Defense value is set and not increased, so multiple defenses can't be stacked.</text:p>
        <text:p text:style-name="P19"><text:span text:style-name="T91">Gain HP</text:span><text:span text:style-name="T88">:</text:span> <text:span text:style-name="T252">Gain </text:span><text:span text:style-name="T258">hero’s </text:span><text:span text:style-name="T252">HP </text:span><text:span text:style-name="T253">by the value displayed on the dice.</text:span> A modifier may change the dice value (i.e. <text:span text:style-name="T257">Gain HP</text:span><text:span text:style-name="T256"> -</text:span><text:span text:style-name="T257">5</text:span> subtracts <text:span text:style-name="T257">5</text:span> <text:span text:style-name="T320">from</text:span> the <text:span text:style-name="T257">gained HP</text:span>). <text:span text:style-name="T45">Your hero can’t lose HP this way</text:span><text:span text:style-name="T259">: if you gain negative HP </text:span><text:span text:style-name="T261">by </text:span><text:span text:style-name="T260">using this action </text:span><text:span text:style-name="T262">it</text:span><text:span text:style-name="T260"> doesn’t have any effect.</text:span></text:p>
        <text:p text:style-name="P19"/>
        <text:p text:style-name="P24">At the end of <text:span text:style-name="T163">the hero</text:span> turn, sum <text:span text:style-name="T11">the defense </text:span><text:span text:style-name="T19">set</text:span><text:span text:style-name="T11"> </text:span><text:span text:style-name="T33">by</text:span><text:span text:style-name="T19"> abilities </text:span><text:span text:style-name="T113">if any</text:span><text:span text:style-name="T11"> </text:span><text:span text:style-name="T113">to</text:span><text:span text:style-name="T34"> </text:span><text:span text:style-name="T11">the</text:span> <text:span text:style-name="T11">enabled defense bonuses</text:span> on <text:soft-page-break/>the Hero <text:span text:style-name="T190">Sheet </text:span><text:span text:style-name="T112">and</text:span><text:span text:style-name="T207"> limit </text:span><text:span text:style-name="T208">the result</text:span><text:span text:style-name="T207"> to a maximum of 6</text:span> to get your <text:span text:style-name="T236">hero</text:span> <text:span text:style-name="T11">final defense</text:span>. You will use it to parry enemies’ attacks. Now <text:span text:style-name="T11">all active enemies will play an enemy turn</text:span>, starting <text:span text:style-name="T11">from the nearest to the farthest</text:span> — the player decides the ties.</text:p>
        <text:p text:style-name="P24"/>
        <text:p text:style-name="P57">Battle round — the enemy turn</text:p>
        <text:p text:style-name="P68"/>
        <text:p text:style-name="P7">Roll two dice, <text:span text:style-name="T237">remove </text:span><text:span text:style-name="T246">all</text:span><text:span text:style-name="T237"> the dice </text:span><text:span text:style-name="T247">that rolled a</text:span><text:span text:style-name="T237"> 1,</text:span> and place them on the ability spaces of the Enemy <text:span text:style-name="T191">Sheet</text:span> to activate them, following the same rules of the hero turn. The enabled <text:span text:style-name="T144">columns</text:span> of the Enemy <text:span text:style-name="T192">Sheet</text:span> are <text:span text:style-name="T11">the </text:span><text:span text:style-name="T32">ALL</text:span><text:span text:style-name="T11"> column</text:span> and <text:span text:style-name="T11">the one matching the enemy symbol</text:span> — so only up to two columns per enemy are enabled each turn. The enemy may play his dice up to 4 ways: using the <text:span text:style-name="T11">highest dice on a single ability</text:span>, using <text:span text:style-name="T11">both dice in one of the two valid combinations</text:span> (the higher dice on the upper ability of the ALL column and the lower dice on the lower ability of the second available column or the higher dice on the lower ability of the <text:span text:style-name="T235">ALL</text:span> column and the lower dice on the upper ability of the second available column) or <text:span text:style-name="T11">skipping their turn</text:span>. <text:span text:style-name="T242">T</text:span><text:span text:style-name="T240">he enemy</text:span> will <text:span text:style-name="T242">use </text:span><text:span text:style-name="T243">as many dice as he/</text:span><text:span text:style-name="T358">she</text:span><text:span text:style-name="T243"> can first </text:span><text:span text:style-name="T242">to move</text:span> the Hero <text:span text:style-name="T183">T</text:span>oken <text:span text:style-name="T356">within </text:span><text:span text:style-name="T359">the range of </text:span><text:span text:style-name="T357">his/</text:span><text:span text:style-name="T360">her</text:span> <text:span text:style-name="T241">available </text:span>attacks, then <text:span text:style-name="T242">to deal</text:span> as much damage as possible, and finally <text:span text:style-name="T242">to </text:span><text:span text:style-name="T243">raise his defen</text:span><text:span text:style-name="T302">s</text:span><text:span text:style-name="T243">e</text:span>, so <text:span text:style-name="T11">choose the best dice </text:span><text:span text:style-name="T20">action</text:span><text:span text:style-name="T36">s</text:span><text:span text:style-name="T20"> for the enemy</text:span>.</text:p>
        <text:p text:style-name="P6"/>
        <text:p text:style-name="P7"><text:span text:style-name="T90">Move</text:span><text:span text:style-name="T88">:</text:span> Attract the Hero <text:span text:style-name="T183">T</text:span>oken toward the shorter path to the enemy up to the number of spaces indicated by the dice, following the Hero turn MOVE rules. <text:span text:style-name="T78">1 gold </text:span><text:span text:style-name="T79">is still spent </text:span><text:span text:style-name="T78">every time the Hero Token crosses a door.</text:span><text:span text:style-name="T362"> </text:span>A modifier may change the dice value (i.e. M<text:span text:style-name="T254">ove</text:span> -1 subtracts 1 <text:span text:style-name="T320">from</text:span> the movement).</text:p>
        <text:p text:style-name="P7"><text:span text:style-name="T88">ATK/RNG:</text:span> Attack the <text:span text:style-name="T164">h</text:span>ero if <text:span text:style-name="T164">the Hero </text:span><text:span text:style-name="T183">T</text:span><text:span text:style-name="T164">oken</text:span> is distant <text:span text:style-name="T74">at </text:span><text:span text:style-name="T86">most</text:span><text:span text:style-name="T355"> </text:span>RNG squares from the enemy with the strength indicated by the dice. A modifier may change the dice value (i.e. ATK -1 subtracts 1 <text:span text:style-name="T320">from</text:span> the strength). Subtract the Hero defense and, if the resulting value is greater than 0, your hero loses 1 HP.</text:p>
        <text:p text:style-name="P6"><text:span text:style-name="T88">DEF:</text:span> Set the defense by the value of the dice. A modifier may change the dice value (i.e. DEF -1 subtracts 1 <text:span text:style-name="T320">from</text:span> the defense). Defense value is set by <text:span text:style-name="T141">abilities</text:span> and cannot be increased by multiple defenses.</text:p>
        <text:p text:style-name="P23">At the end of the enemy turn, sum the <text:span text:style-name="T11">defense </text:span><text:span text:style-name="T21">set </text:span><text:span text:style-name="T33">by</text:span><text:span text:style-name="T21"> abilities </text:span><text:span text:style-name="T114">if any to </text:span>the <text:span text:style-name="T11">enabled defense bonuses</text:span> on the Enemy <text:span text:style-name="T196">Sheet</text:span> <text:span text:style-name="T112">and</text:span><text:span text:style-name="T207"> limit </text:span><text:span text:style-name="T209">the result</text:span><text:span text:style-name="T207"> to a maximum of 6 </text:span>to get the enemy final defense. It will use it to parry your hero attacks on the next battle round. Now <text:span text:style-name="T146">play</text:span><text:span text:style-name="T145"> </text:span><text:span text:style-name="T111">the next </text:span><text:span text:style-name="T11">active enemy </text:span><text:span text:style-name="T111">turn</text:span><text:span text:style-name="T11"> <text:s/></text:span>until all active enemies played their turn.</text:p>
        <text:p text:style-name="P23"/>
        <text:p text:style-name="P23"><draw:frame draw:style-name="fr1" draw:name="Image7" text:anchor-type="char" svg:width="2.286cm" svg:height="2.221cm" draw:z-index="2"><draw:image xlink:href="Pictures/100002010000015100000147C9920D59184C8257.png" xlink:type="simple" xlink:show="embed" xlink:actuate="onLoad" draw:mime-type="image/png"/></draw:frame></text:p>
        <text:p text:style-name="P6"><text:span text:style-name="T4">Battle round – </text:span><text:span text:style-name="T5">round </text:span><text:span text:style-name="T4">end</text:span></text:p>
        <text:p text:style-name="P68"/>
        <text:p text:style-name="P7">After all of the enemies played their turn, the battle round ends. If the Hero <text:span text:style-name="T183">T</text:span>oken is still in a room with enemies, start a new battle round. If the Hero <text:span text:style-name="T183">T</text:span>oken is in a room with no enemies instead, because all enemies are dead or <text:span text:style-name="T147">you</text:span><text:span text:style-name="T165">r</text:span><text:span text:style-name="T147"> </text:span>hero managed to escape, <text:span text:style-name="T11">all of the defense is lost</text:span> and <text:span text:style-name="T275">your</text:span> hero may act as described in <text:span text:style-name="T11">"When </text:span><text:span text:style-name="T22">there are no enemies...</text:span><text:span text:style-name="T11">"</text:span>.</text:p>
        <text:p text:style-name="P7"/>
        <text:p text:style-name="P3">Ending the game</text:p>
        <text:p text:style-name="P68"/>
        <text:p text:style-name="P20">If your hero <text:span text:style-name="T39">ha</text:span><text:span text:style-name="T57">s</text:span><text:span text:style-name="T39"> all</text:span><text:span text:style-name="T38"> </text:span><text:span text:style-name="T11">of his HP </text:span><text:span text:style-name="T39">boxes checked and must lose HPs</text:span><text:span text:style-name="T11"> and can't resuscitate</text:span> (or you don't want <text:span text:style-name="T276">to do that</text:span>) or if <text:span text:style-name="T11">you lose all of your gold</text:span>, <text:span text:style-name="T11">you lost the game and your final score is 0</text:span>. Victory conditions may vary from adventure to adventure and are often described <text:span text:style-name="T166">by the</text:span> <text:span text:style-name="T277">starting </text:span>room instructions.</text:p>
        <text:p text:style-name="P20">I<text:span text:style-name="T11">f your quest ended successfully, <text:s/></text:span><text:span text:style-name="T23">congratulations!</text:span><text:span text:style-name="T11"> </text:span><text:span text:style-name="T23">Y</text:span><text:span text:style-name="T11">our gold left is your score.</text:span> Compare <text:span text:style-name="T148">scores with</text:span> friends who played the same adventure <text:span text:style-name="T149">and discover who’s the best adventurer!</text:span></text:p>
        <text:p text:style-name="P6"/>
        <text:p text:style-name="P63">Variant: Vs. Campaign</text:p>
        <text:p text:style-name="P68"/>
        <text:p text:style-name="P6">You may <text:span text:style-name="T311">collect some</text:span> adventure sheets <text:span text:style-name="T337">day by day</text:span>, <text:span text:style-name="T311">print and </text:span><text:span text:style-name="T150">play them </text:span><text:span text:style-name="T374">one by one in sequence with no memory</text:span><text:span text:style-name="T278">,</text:span> and then sum the points gained in each adventure. Then compare the overall score with friends that played the same adventure<text:span text:style-name="T279">s</text:span> and crown the best adventurer of <text:span text:style-name="T280">Stampadia</text:span>! <text:span text:style-name="T310">You may </text:span><text:span text:style-name="T311">also </text:span><text:span text:style-name="T310">play against a far friend, playing the same daily adventures for a week </text:span><text:span text:style-name="T393">with no memory </text:span><text:span text:style-name="T310">and then </text:span><text:span text:style-name="T311">comparing</text:span><text:span text:style-name="T310"> the sum of the gained points.</text:span></text:p>
        <text:p text:style-name="P68"/>
        <table:table table:name="Table2" table:style-name="Table2">
          <table:table-column table:style-name="Table2.A"/>
          <table:table-row table:style-name="TableLine105553151172096">
            <table:table-cell table:style-name="Table2.A1" office:value-type="string">
              <text:p text:style-name="P33"><text:span text:style-name="T387">Thanks! - </text:span><text:span text:style-name="T392">Chronicles of Stampadia</text:span><text:span text:style-name="T385"> is an open-source project. More here: </text:span><text:a xlink:type="simple" xlink:href="https://github.com/kesiev/stampadia" text:style-name="Internet_20_link" text:visited-style-name="Visited_20_Internet_20_Link"><text:span text:style-name="T388">https://github.com/kesiev/stampadia</text:span></text:a><text:span text:style-name="T385">. </text:span><text:span text:style-name="T378">A huge</text:span><text:span text:style-name="T389"> </text:span><text:span text:style-name="T391">thank you</text:span><text:span text:style-name="T390"> </text:span><text:span text:style-name="T385">to </text:span><text:span text:style-name="T387">Bianca</text:span><text:span text:style-name="T385"> </text:span><text:span text:style-name="T379">and </text:span><text:span text:style-name="T380">her father</text:span><text:span text:style-name="T379"> </text:span><text:span text:style-name="T386">Sergio </text:span><text:span text:style-name="T385">for </text:span><text:span text:style-name="T381">their</text:span><text:span text:style-name="T385"> </text:span><text:span text:style-name="T379">contributions, </text:span><text:span text:style-name="T385">patience, and help! </text:span><text:span text:style-name="T378">Thanks to </text:span><text:span text:style-name="T382">code</text:span><text:span text:style-name="T378"> contributors, the Stampadia Discord </text:span><text:span text:style-name="T384">and BGG </text:span><text:span text:style-name="T378">travelers for </text:span><text:span text:style-name="T383">sharing their</text:span><text:span text:style-name="T378"> effort and ideas!</text:span></text:p>
            </table:table-cell>
          </table:table-row>
        </table:table>
        <text:p text:style-name="P8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09-07T13:49:56.059131557</dc:date>
    <meta:editing-duration>P1DT2H33M22S</meta:editing-duration>
    <meta:editing-cycles>620</meta:editing-cycles>
    <meta:generator>LibreOffice/7.1.4.2$MacOSX_X86_64 LibreOffice_project/a529a4fab45b75fefc5b6226684193eb000654f6</meta:generator>
    <meta:print-date>2021-06-14T17:06:28.617058746</meta:print-date>
    <meta:document-statistic meta:table-count="2" meta:image-count="12" meta:object-count="0" meta:page-count="6" meta:paragraph-count="110" meta:word-count="3801" meta:character-count="20477" meta:non-whitespace-character-count="16771"/>
  </office:meta>
</office:document-meta>
</file>